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.228700532031191" table:style-name="ce1">
            <text:p>22.22870053</text:p>
          </table:table-cell>
          <table:table-cell office:value-type="float" office:value="-36.440492675460966" table:style-name="ce1">
            <text:p>-36.44049268</text:p>
          </table:table-cell>
          <table:table-cell office:value-type="float" office:value="0" table:style-name="ce1">
            <text:p>0</text:p>
          </table:table-cell>
          <table:table-cell office:value-type="float" office:value="0.17119999999999999" table:style-name="ce1">
            <text:p>0.1712</text:p>
          </table:table-cell>
          <table:table-cell office:value-type="float" office:value="5.25" table:style-name="ce1">
            <text:p>5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.228700532031191" table:style-name="ce1">
            <text:p>22.22870053</text:p>
          </table:table-cell>
          <table:table-cell office:value-type="float" office:value="-36.440492675460966" table:style-name="ce1">
            <text:p>-36.44049268</text:p>
          </table:table-cell>
          <table:table-cell office:value-type="float" office:value="0" table:style-name="ce1">
            <text:p>0</text:p>
          </table:table-cell>
          <table:table-cell office:value-type="float" office:value="0.56879999999999997" table:style-name="ce1">
            <text:p>0.5688</text:p>
          </table:table-cell>
          <table:table-cell office:value-type="float" office:value="5.25" table:style-name="ce1">
            <text:p>5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31043505255221965" table:style-name="ce1">
            <text:p>0.310435053</text:p>
          </table:table-cell>
          <table:table-cell office:value-type="float" office:value="-6.6521796975475631" table:style-name="ce1">
            <text:p>-6.652179698</text:p>
          </table:table-cell>
          <table:table-cell office:value-type="float" office:value="0" table:style-name="ce1">
            <text:p>0</text:p>
          </table:table-cell>
          <table:table-cell office:value-type="float" office:value="0.104" table:style-name="ce1">
            <text:p>0.104</text:p>
          </table:table-cell>
          <table:table-cell office:value-type="float" office:value="1.32" table:style-name="ce1">
            <text:p>1.3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.4670971040149959E-2" table:style-name="ce1">
            <text:p>0.094670971</text:p>
          </table:table-cell>
          <table:table-cell office:value-type="float" office:value="-15.384032794024368" table:style-name="ce1">
            <text:p>-15.38403279</text:p>
          </table:table-cell>
          <table:table-cell office:value-type="float" office:value="0" table:style-name="ce1">
            <text:p>0</text:p>
          </table:table-cell>
          <table:table-cell office:value-type="float" office:value="0.89080000000000004" table:style-name="ce1">
            <text:p>0.8908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.4670971040149959E-2" table:style-name="ce1">
            <text:p>0.094670971</text:p>
          </table:table-cell>
          <table:table-cell office:value-type="float" office:value="-15.384032794024368" table:style-name="ce1">
            <text:p>-15.38403279</text:p>
          </table:table-cell>
          <table:table-cell office:value-type="float" office:value="0" table:style-name="ce1">
            <text:p>0</text:p>
          </table:table-cell>
          <table:table-cell office:value-type="float" office:value="1.109" table:style-name="ce1">
            <text:p>1.109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.4496410333716483" table:style-name="ce1">
            <text:p>2.449641033</text:p>
          </table:table-cell>
          <table:table-cell office:value-type="float" office:value="-43.339802898113774" table:style-name="ce1">
            <text:p>-43.3398029</text:p>
          </table:table-cell>
          <table:table-cell office:value-type="float" office:value="0" table:style-name="ce1">
            <text:p>0</text:p>
          </table:table-cell>
          <table:table-cell office:value-type="float" office:value="0.29920000000000002" table:style-name="ce1">
            <text:p>0.299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.4496410333716483" table:style-name="ce1">
            <text:p>2.449641033</text:p>
          </table:table-cell>
          <table:table-cell office:value-type="float" office:value="-43.339802898113774" table:style-name="ce1">
            <text:p>-43.3398029</text:p>
          </table:table-cell>
          <table:table-cell office:value-type="float" office:value="0" table:style-name="ce1">
            <text:p>0</text:p>
          </table:table-cell>
          <table:table-cell office:value-type="float" office:value="0.35160000000000002" table:style-name="ce1">
            <text:p>0.3516</text:p>
          </table:table-cell>
          <table:table-cell office:value-type="float" office:value="11.2" table:style-name="ce1">
            <text:p>11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.7331022530329288" table:style-name="ce1">
            <text:p>1.733102253</text:p>
          </table:table-cell>
          <table:table-cell office:value-type="float" office:value="-41.594454072790292" table:style-name="ce1">
            <text:p>-41.59445407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.250401800064289" table:style-name="ce1">
            <text:p>11.2504018</text:p>
          </table:table-cell>
          <table:table-cell office:value-type="float" office:value="-72.324011571841865" table:style-name="ce1">
            <text:p>-72.32401157</text:p>
          </table:table-cell>
          <table:table-cell office:value-type="float" office:value="0" table:style-name="ce1">
            <text:p>0</text:p>
          </table:table-cell>
          <table:table-cell office:value-type="float" office:value="0.30759999999999998" table:style-name="ce1">
            <text:p>0.3076</text:p>
          </table:table-cell>
          <table:table-cell office:value-type="float" office:value="10.9" table:style-name="ce1">
            <text:p>1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.30142617570986" table:style-name="ce1">
            <text:p>11.30142618</text:p>
          </table:table-cell>
          <table:table-cell office:value-type="float" office:value="-72.307703019944611" table:style-name="ce1">
            <text:p>-72.30770302</text:p>
          </table:table-cell>
          <table:table-cell office:value-type="float" office:value="0" table:style-name="ce1">
            <text:p>0</text:p>
          </table:table-cell>
          <table:table-cell office:value-type="float" office:value="0.23480000000000001" table:style-name="ce1">
            <text:p>0.2348</text:p>
          </table:table-cell>
          <table:table-cell office:value-type="float" office:value="10.9" table:style-name="ce1">
            <text:p>1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.6450811547850099" table:style-name="ce1">
            <text:p>7.645081155</text:p>
          </table:table-cell>
          <table:table-cell office:value-type="float" office:value="-94.529179925635844" table:style-name="ce1">
            <text:p>-94.52917993</text:p>
          </table:table-cell>
          <table:table-cell office:value-type="float" office:value="0" table:style-name="ce1">
            <text:p>0</text:p>
          </table:table-cell>
          <table:table-cell office:value-type="float" office:value="0.76507999999999998" table:style-name="ce1">
            <text:p>0.76508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.7533234015476831" table:style-name="ce1">
            <text:p>5.753323402</text:p>
          </table:table-cell>
          <table:table-cell office:value-type="float" office:value="-61.457686401962995" table:style-name="ce1">
            <text:p>-61.4576864</text:p>
          </table:table-cell>
          <table:table-cell office:value-type="float" office:value="0" table:style-name="ce1">
            <text:p>0</text:p>
          </table:table-cell>
          <table:table-cell office:value-type="float" office:value="1.1859200000000001" table:style-name="ce1">
            <text:p>1.18592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.655912392006426" table:style-name="ce1">
            <text:p>10.65591239</text:p>
          </table:table-cell>
          <table:table-cell office:value-type="float" office:value="-116.39535074345481" table:style-name="ce1">
            <text:p>-116.3953507</text:p>
          </table:table-cell>
          <table:table-cell office:value-type="float" office:value="0" table:style-name="ce1">
            <text:p>0</text:p>
          </table:table-cell>
          <table:table-cell office:value-type="float" office:value="0.1474" table:style-name="ce1">
            <text:p>0.1474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.655912392006426" table:style-name="ce1">
            <text:p>10.65591239</text:p>
          </table:table-cell>
          <table:table-cell office:value-type="float" office:value="-116.39535074345481" table:style-name="ce1">
            <text:p>-116.3953507</text:p>
          </table:table-cell>
          <table:table-cell office:value-type="float" office:value="0" table:style-name="ce1">
            <text:p>0</text:p>
          </table:table-cell>
          <table:table-cell office:value-type="float" office:value="0.92700000000000005" table:style-name="ce1">
            <text:p>0.927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352.9411764705883" table:style-name="ce1">
            <text:p>2352.941176</text:p>
          </table:table-cell>
          <table:table-cell office:value-type="float" office:value="-588.23529411764707" table:style-name="ce1">
            <text:p>-588.2352941</text:p>
          </table:table-cell>
          <table:table-cell office:value-type="float" office:value="0" table:style-name="ce1">
            <text:p>0</text:p>
          </table:table-cell>
          <table:table-cell office:value-type="float" office:value="1.456" table:style-name="ce1">
            <text:p>1.456</text:p>
          </table:table-cell>
          <table:table-cell office:value-type="float" office:value="21.8" table:style-name="ce1">
            <text:p>21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352.9411764705883" table:style-name="ce1">
            <text:p>2352.941176</text:p>
          </table:table-cell>
          <table:table-cell office:value-type="float" office:value="-588.23529411764707" table:style-name="ce1">
            <text:p>-588.2352941</text:p>
          </table:table-cell>
          <table:table-cell office:value-type="float" office:value="0" table:style-name="ce1">
            <text:p>0</text:p>
          </table:table-cell>
          <table:table-cell office:value-type="float" office:value="2.5743999999999998" table:style-name="ce1">
            <text:p>2.5744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7.4983128796020884E-2" table:style-name="ce1">
            <text:p>0.074983129</text:p>
          </table:table-cell>
          <table:table-cell office:value-type="float" office:value="-4.9988752530680589" table:style-name="ce1">
            <text:p>-4.998875253</text:p>
          </table:table-cell>
          <table:table-cell office:value-type="float" office:value="0" table:style-name="ce1">
            <text:p>0</text:p>
          </table:table-cell>
          <table:table-cell office:value-type="float" office:value="0.58779999999999999" table:style-name="ce1">
            <text:p>0.5878</text:p>
          </table:table-cell>
          <table:table-cell office:value-type="float" office:value="9.5" table:style-name="ce1">
            <text:p>9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.704121243674229" table:style-name="ce1">
            <text:p>2.704121244</text:p>
          </table:table-cell>
          <table:table-cell office:value-type="float" office:value="-57.014604535300016" table:style-name="ce1">
            <text:p>-57.01460454</text:p>
          </table:table-cell>
          <table:table-cell office:value-type="float" office:value="0" table:style-name="ce1">
            <text:p>0</text:p>
          </table:table-cell>
          <table:table-cell office:value-type="float" office:value="1.3248" table:style-name="ce1">
            <text:p>1.3248</text:p>
          </table:table-cell>
          <table:table-cell office:value-type="float" office:value="30.7" table:style-name="ce1">
            <text:p>30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6.1107476127097602" table:style-name="ce1">
            <text:p>6.110747613</text:p>
          </table:table-cell>
          <table:table-cell office:value-type="float" office:value="-60.734869565346997" table:style-name="ce1">
            <text:p>-60.73486957</text:p>
          </table:table-cell>
          <table:table-cell office:value-type="float" office:value="0" table:style-name="ce1">
            <text:p>0</text:p>
          </table:table-cell>
          <table:table-cell office:value-type="float" office:value="0.97360000000000002" table:style-name="ce1">
            <text:p>0.973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5.7318600064841672" table:style-name="ce1">
            <text:p>5.731860006</text:p>
          </table:table-cell>
          <table:table-cell office:value-type="float" office:value="-39.94389942018654" table:style-name="ce1">
            <text:p>-39.94389942</text:p>
          </table:table-cell>
          <table:table-cell office:value-type="float" office:value="0" table:style-name="ce1">
            <text:p>0</text:p>
          </table:table-cell>
          <table:table-cell office:value-type="float" office:value="0.37959999999999999" table:style-name="ce1">
            <text:p>0.3796</text:p>
          </table:table-cell>
          <table:table-cell office:value-type="float" office:value="8.5500000000000007" table:style-name="ce1">
            <text:p>8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4.0976220133582482" table:style-name="ce1">
            <text:p>4.097622013</text:p>
          </table:table-cell>
          <table:table-cell office:value-type="float" office:value="-28.566755093127622" table:style-name="ce1">
            <text:p>-28.56675509</text:p>
          </table:table-cell>
          <table:table-cell office:value-type="float" office:value="0" table:style-name="ce1">
            <text:p>0</text:p>
          </table:table-cell>
          <table:table-cell office:value-type="float" office:value="0.50039999999999996" table:style-name="ce1">
            <text:p>0.5004</text:p>
          </table:table-cell>
          <table:table-cell office:value-type="float" office:value="7.75" table:style-name="ce1">
            <text:p>7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7.571060834188053" table:style-name="ce1">
            <text:p>7.571060834</text:p>
          </table:table-cell>
          <table:table-cell office:value-type="float" office:value="-119.2799206895665" table:style-name="ce1">
            <text:p>-119.2799207</text:p>
          </table:table-cell>
          <table:table-cell office:value-type="float" office:value="0" table:style-name="ce1">
            <text:p>0</text:p>
          </table:table-cell>
          <table:table-cell office:value-type="float" office:value="10.746" table:style-name="ce1">
            <text:p>10.746</text:p>
          </table:table-cell>
          <table:table-cell office:value-type="float" office:value="48.4" table:style-name="ce1">
            <text:p>48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3.012882753926387" table:style-name="ce1">
            <text:p>13.01288275</text:p>
          </table:table-cell>
          <table:table-cell office:value-type="float" office:value="-157.65607951872354" table:style-name="ce1">
            <text:p>-157.6560795</text:p>
          </table:table-cell>
          <table:table-cell office:value-type="float" office:value="0" table:style-name="ce1">
            <text:p>0</text:p>
          </table:table-cell>
          <table:table-cell office:value-type="float" office:value="2.1272000000000002" table:style-name="ce1">
            <text:p>2.1272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0.39671519815924144" table:style-name="ce1">
            <text:p>0.396715198</text:p>
          </table:table-cell>
          <table:table-cell office:value-type="float" office:value="-23.80291188955449" table:style-name="ce1">
            <text:p>-23.80291189</text:p>
          </table:table-cell>
          <table:table-cell office:value-type="float" office:value="0" table:style-name="ce1">
            <text:p>0</text:p>
          </table:table-cell>
          <table:table-cell office:value-type="float" office:value="0.78139999999999998" table:style-name="ce1">
            <text:p>0.7814</text:p>
          </table:table-cell>
          <table:table-cell office:value-type="float" office:value="25.2" table:style-name="ce1">
            <text:p>2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0.56091283975383055" table:style-name="ce1">
            <text:p>0.56091284</text:p>
          </table:table-cell>
          <table:table-cell office:value-type="float" office:value="-23.796302292586752" table:style-name="ce1">
            <text:p>-23.79630229</text:p>
          </table:table-cell>
          <table:table-cell office:value-type="float" office:value="0" table:style-name="ce1">
            <text:p>0</text:p>
          </table:table-cell>
          <table:table-cell office:value-type="float" office:value="1.1476" table:style-name="ce1">
            <text:p>1.1476</text:p>
          </table:table-cell>
          <table:table-cell office:value-type="float" office:value="25.2" table:style-name="ce1">
            <text:p>2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.705882352941179" table:style-name="ce1">
            <text:p>14.70588235</text:p>
          </table:table-cell>
          <table:table-cell office:value-type="float" office:value="-191.1764705882353" table:style-name="ce1">
            <text:p>-191.1764706</text:p>
          </table:table-cell>
          <table:table-cell office:value-type="float" office:value="0" table:style-name="ce1">
            <text:p>0</text:p>
          </table:table-cell>
          <table:table-cell office:value-type="float" office:value="0.49959999999999999" table:style-name="ce1">
            <text:p>0.4996</text:p>
          </table:table-cell>
          <table:table-cell office:value-type="float" office:value="21.7" table:style-name="ce1">
            <text:p>21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.705882352941179" table:style-name="ce1">
            <text:p>14.70588235</text:p>
          </table:table-cell>
          <table:table-cell office:value-type="float" office:value="-191.1764705882353" table:style-name="ce1">
            <text:p>-191.1764706</text:p>
          </table:table-cell>
          <table:table-cell office:value-type="float" office:value="0" table:style-name="ce1">
            <text:p>0</text:p>
          </table:table-cell>
          <table:table-cell office:value-type="float" office:value="0.53280000000000005" table:style-name="ce1">
            <text:p>0.5328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.3838915029061722" table:style-name="ce1">
            <text:p>1.383891503</text:p>
          </table:table-cell>
          <table:table-cell office:value-type="float" office:value="-117.63077774702464" table:style-name="ce1">
            <text:p>-117.6307777</text:p>
          </table:table-cell>
          <table:table-cell office:value-type="float" office:value="0" table:style-name="ce1">
            <text:p>0</text:p>
          </table:table-cell>
          <table:table-cell office:value-type="float" office:value="0.15959999999999999" table:style-name="ce1">
            <text:p>0.1596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.1960215145564757" table:style-name="ce1">
            <text:p>8.196021515</text:p>
          </table:table-cell>
          <table:table-cell office:value-type="float" office:value="-92.034491590540426" table:style-name="ce1">
            <text:p>-92.03449159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1">
            <text:p>0.77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9.0744546743251817" table:style-name="ce1">
            <text:p>9.074454674</text:p>
          </table:table-cell>
          <table:table-cell office:value-type="float" office:value="-110.36498928233327" table:style-name="ce1">
            <text:p>-110.3649893</text:p>
          </table:table-cell>
          <table:table-cell office:value-type="float" office:value="0" table:style-name="ce1">
            <text:p>0</text:p>
          </table:table-cell>
          <table:table-cell office:value-type="float" office:value="0.58220000000000005" table:style-name="ce1">
            <text:p>0.5822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1.837800170610771" table:style-name="ce1">
            <text:p>11.83780017</text:p>
          </table:table-cell>
          <table:table-cell office:value-type="float" office:value="-109.83525931494529" table:style-name="ce1">
            <text:p>-109.8352593</text:p>
          </table:table-cell>
          <table:table-cell office:value-type="float" office:value="0" table:style-name="ce1">
            <text:p>0</text:p>
          </table:table-cell>
          <table:table-cell office:value-type="float" office:value="0.76700000000000002" table:style-name="ce1">
            <text:p>0.767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.1960215145564757" table:style-name="ce1">
            <text:p>8.196021515</text:p>
          </table:table-cell>
          <table:table-cell office:value-type="float" office:value="-92.034491590540426" table:style-name="ce1">
            <text:p>-92.03449159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1">
            <text:p>0.77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9.9512389292466903" table:style-name="ce1">
            <text:p>9.951238929</text:p>
          </table:table-cell>
          <table:table-cell office:value-type="float" office:value="-142.16055613209559" table:style-name="ce1">
            <text:p>-142.1605561</text:p>
          </table:table-cell>
          <table:table-cell office:value-type="float" office:value="0" table:style-name="ce1">
            <text:p>0</text:p>
          </table:table-cell>
          <table:table-cell office:value-type="float" office:value="0.3886" table:style-name="ce1">
            <text:p>0.3886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6.899504281207751" table:style-name="ce1">
            <text:p>16.89950428</text:p>
          </table:table-cell>
          <table:table-cell office:value-type="float" office:value="-140.8292023433979" table:style-name="ce1">
            <text:p>-140.8292023</text:p>
          </table:table-cell>
          <table:table-cell office:value-type="float" office:value="0" table:style-name="ce1">
            <text:p>0</text:p>
          </table:table-cell>
          <table:table-cell office:value-type="float" office:value="1.5518000000000001" table:style-name="ce1">
            <text:p>1.5518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.5806359252022455" table:style-name="ce1">
            <text:p>2.580635925</text:p>
          </table:table-cell>
          <table:table-cell office:value-type="float" office:value="-43.324544729672738" table:style-name="ce1">
            <text:p>-43.32454473</text:p>
          </table:table-cell>
          <table:table-cell office:value-type="float" office:value="0" table:style-name="ce1">
            <text:p>0</text:p>
          </table:table-cell>
          <table:table-cell office:value-type="float" office:value="1.3286" table:style-name="ce1">
            <text:p>1.3286</text:p>
          </table:table-cell>
          <table:table-cell office:value-type="float" office:value="12.4" table:style-name="ce1">
            <text:p>12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3.0845064488754339" table:style-name="ce1">
            <text:p>3.084506449</text:p>
          </table:table-cell>
          <table:table-cell office:value-type="float" office:value="-43.258322148862796" table:style-name="ce1">
            <text:p>-43.25832215</text:p>
          </table:table-cell>
          <table:table-cell office:value-type="float" office:value="0" table:style-name="ce1">
            <text:p>0</text:p>
          </table:table-cell>
          <table:table-cell office:value-type="float" office:value="0.2208" table:style-name="ce1">
            <text:p>0.2208</text:p>
          </table:table-cell>
          <table:table-cell office:value-type="float" office:value="9.5500000000000007" table:style-name="ce1">
            <text:p>9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7.8444712606431883" table:style-name="ce1">
            <text:p>7.844471261</text:p>
          </table:table-cell>
          <table:table-cell office:value-type="float" office:value="-85.262804449794643" table:style-name="ce1">
            <text:p>-85.26280445</text:p>
          </table:table-cell>
          <table:table-cell office:value-type="float" office:value="0" table:style-name="ce1">
            <text:p>0</text:p>
          </table:table-cell>
          <table:table-cell office:value-type="float" office:value="2.3490000000000002" table:style-name="ce1">
            <text:p>2.349</text:p>
          </table:table-cell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5.6585870784093846" table:style-name="ce1">
            <text:p>5.658587078</text:p>
          </table:table-cell>
          <table:table-cell office:value-type="float" office:value="-82.87759855084964" table:style-name="ce1">
            <text:p>-82.87759855</text:p>
          </table:table-cell>
          <table:table-cell office:value-type="float" office:value="0" table:style-name="ce1">
            <text:p>0</text:p>
          </table:table-cell>
          <table:table-cell office:value-type="float" office:value="2.4249999999999998" table:style-name="ce1">
            <text:p>2.425</text:p>
          </table:table-cell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.9512195121951221" table:style-name="ce1">
            <text:p>1.951219512</text:p>
          </table:table-cell>
          <table:table-cell office:value-type="float" office:value="-62.439024390243908" table:style-name="ce1">
            <text:p>-62.43902439</text:p>
          </table:table-cell>
          <table:table-cell office:value-type="float" office:value="0" table:style-name="ce1">
            <text:p>0</text:p>
          </table:table-cell>
          <table:table-cell office:value-type="float" office:value="0.55900000000000005" table:style-name="ce1">
            <text:p>0.559</text:p>
          </table:table-cell>
          <table:table-cell office:value-type="float" office:value="25.8" table:style-name="ce1">
            <text:p>25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4.326647564469916" table:style-name="ce1">
            <text:p>14.32664756</text:p>
          </table:table-cell>
          <table:table-cell office:value-type="float" office:value="-51.575931232091691" table:style-name="ce1">
            <text:p>-51.57593123</text:p>
          </table:table-cell>
          <table:table-cell office:value-type="float" office:value="0" table:style-name="ce1">
            <text:p>0</text:p>
          </table:table-cell>
          <table:table-cell office:value-type="float" office:value="0.29320000000000002" table:style-name="ce1">
            <text:p>0.2932</text:p>
          </table:table-cell>
          <table:table-cell office:value-type="float" office:value="6.25" table:style-name="ce1">
            <text:p>6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2.155188608009901" table:style-name="ce1">
            <text:p>12.15518861</text:p>
          </table:table-cell>
          <table:table-cell office:value-type="float" office:value="-191.53630533833783" table:style-name="ce1">
            <text:p>-191.5363053</text:p>
          </table:table-cell>
          <table:table-cell office:value-type="float" office:value="0" table:style-name="ce1">
            <text:p>0</text:p>
          </table:table-cell>
          <table:table-cell office:value-type="float" office:value="0.70679999999999998" table:style-name="ce1">
            <text:p>0.7068</text:p>
          </table:table-cell>
          <table:table-cell office:value-type="float" office:value="27.7" table:style-name="ce1">
            <text:p>27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53.619302949061669" table:style-name="ce1">
            <text:p>53.61930295</text:p>
          </table:table-cell>
          <table:table-cell office:value-type="float" office:value="-576.40750670241289" table:style-name="ce1">
            <text:p>-576.4075067</text:p>
          </table:table-cell>
          <table:table-cell office:value-type="float" office:value="0" table:style-name="ce1">
            <text:p>0</text:p>
          </table:table-cell>
          <table:table-cell office:value-type="float" office:value="0.7984" table:style-name="ce1">
            <text:p>0.7984</text:p>
          </table:table-cell>
          <table:table-cell office:value-type="float" office:value="55.4" table:style-name="ce1">
            <text:p>55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8.271729277872886" table:style-name="ce1">
            <text:p>38.27172928</text:p>
          </table:table-cell>
          <table:table-cell office:value-type="float" office:value="-447.17494208883062" table:style-name="ce1">
            <text:p>-447.1749421</text:p>
          </table:table-cell>
          <table:table-cell office:value-type="float" office:value="0" table:style-name="ce1">
            <text:p>0</text:p>
          </table:table-cell>
          <table:table-cell office:value-type="float" office:value="1.5184" table:style-name="ce1">
            <text:p>1.5184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6.284470246734394" table:style-name="ce1">
            <text:p>36.28447025</text:p>
          </table:table-cell>
          <table:table-cell office:value-type="float" office:value="-447.50846637639086" table:style-name="ce1">
            <text:p>-447.5084664</text:p>
          </table:table-cell>
          <table:table-cell office:value-type="float" office:value="0" table:style-name="ce1">
            <text:p>0</text:p>
          </table:table-cell>
          <table:table-cell office:value-type="float" office:value="1.1146" table:style-name="ce1">
            <text:p>1.1146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.8123236020240689" table:style-name="ce1">
            <text:p>2.812323602</text:p>
          </table:table-cell>
          <table:table-cell office:value-type="float" office:value="-70.81029069382032" table:style-name="ce1">
            <text:p>-70.81029069</text:p>
          </table:table-cell>
          <table:table-cell office:value-type="float" office:value="0" table:style-name="ce1">
            <text:p>0</text:p>
          </table:table-cell>
          <table:table-cell office:value-type="float" office:value="0.8992" table:style-name="ce1">
            <text:p>0.899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.8123236020240689" table:style-name="ce1">
            <text:p>2.812323602</text:p>
          </table:table-cell>
          <table:table-cell office:value-type="float" office:value="-70.81029069382032" table:style-name="ce1">
            <text:p>-70.81029069</text:p>
          </table:table-cell>
          <table:table-cell office:value-type="float" office:value="0" table:style-name="ce1">
            <text:p>0</text:p>
          </table:table-cell>
          <table:table-cell office:value-type="float" office:value="0.8992" table:style-name="ce1">
            <text:p>0.8992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8.6267581333075682" table:style-name="ce1">
            <text:p>8.626758133</text:p>
          </table:table-cell>
          <table:table-cell office:value-type="float" office:value="-92.47884718905712" table:style-name="ce1">
            <text:p>-92.47884719</text:p>
          </table:table-cell>
          <table:table-cell office:value-type="float" office:value="0" table:style-name="ce1">
            <text:p>0</text:p>
          </table:table-cell>
          <table:table-cell office:value-type="float" office:value="0.5302" table:style-name="ce1">
            <text:p>0.5302</text:p>
          </table:table-cell>
          <table:table-cell office:value-type="float" office:value="21.5" table:style-name="ce1">
            <text:p>21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8.6267581333075682" table:style-name="ce1">
            <text:p>8.626758133</text:p>
          </table:table-cell>
          <table:table-cell office:value-type="float" office:value="-92.47884718905712" table:style-name="ce1">
            <text:p>-92.47884719</text:p>
          </table:table-cell>
          <table:table-cell office:value-type="float" office:value="0" table:style-name="ce1">
            <text:p>0</text:p>
          </table:table-cell>
          <table:table-cell office:value-type="float" office:value="0.91459999999999997" table:style-name="ce1">
            <text:p>0.9146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7.1917793731306663" table:style-name="ce1">
            <text:p>7.191779373</text:p>
          </table:table-cell>
          <table:table-cell office:value-type="float" office:value="-102.58861752848156" table:style-name="ce1">
            <text:p>-102.5886175</text:p>
          </table:table-cell>
          <table:table-cell office:value-type="float" office:value="0" table:style-name="ce1">
            <text:p>0</text:p>
          </table:table-cell>
          <table:table-cell office:value-type="float" office:value="0.91320000000000001" table:style-name="ce1">
            <text:p>0.9132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7.2964836236241108" table:style-name="ce1">
            <text:p>7.296483624</text:p>
          </table:table-cell>
          <table:table-cell office:value-type="float" office:value="-102.5737552886288" table:style-name="ce1">
            <text:p>-102.5737553</text:p>
          </table:table-cell>
          <table:table-cell office:value-type="float" office:value="0" table:style-name="ce1">
            <text:p>0</text:p>
          </table:table-cell>
          <table:table-cell office:value-type="float" office:value="0.91479999999999995" table:style-name="ce1">
            <text:p>0.9148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22.93642430628732" table:style-name="ce1">
            <text:p>122.9364243</text:p>
          </table:table-cell>
          <table:table-cell office:value-type="float" office:value="-526.87038988408847" table:style-name="ce1">
            <text:p>-526.8703899</text:p>
          </table:table-cell>
          <table:table-cell office:value-type="float" office:value="0" table:style-name="ce1">
            <text:p>0</text:p>
          </table:table-cell>
          <table:table-cell office:value-type="float" office:value="0.4698" table:style-name="ce1">
            <text:p>0.4698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22.93642430628732" table:style-name="ce1">
            <text:p>122.9364243</text:p>
          </table:table-cell>
          <table:table-cell office:value-type="float" office:value="-526.87038988408847" table:style-name="ce1">
            <text:p>-526.8703899</text:p>
          </table:table-cell>
          <table:table-cell office:value-type="float" office:value="0" table:style-name="ce1">
            <text:p>0</text:p>
          </table:table-cell>
          <table:table-cell office:value-type="float" office:value="0.4698" table:style-name="ce1">
            <text:p>0.4698</text:p>
          </table:table-cell>
          <table:table-cell office:value-type="float" office:value="34.6" table:style-name="ce1">
            <text:p>34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4.670800005102889" table:style-name="ce1">
            <text:p>14.67080001</text:p>
          </table:table-cell>
          <table:table-cell office:value-type="float" office:value="-102.05773916593313" table:style-name="ce1">
            <text:p>-102.0577392</text:p>
          </table:table-cell>
          <table:table-cell office:value-type="float" office:value="0" table:style-name="ce1">
            <text:p>0</text:p>
          </table:table-cell>
          <table:table-cell office:value-type="float" office:value="0.96579999999999999" table:style-name="ce1">
            <text:p>0.9658</text:p>
          </table:table-cell>
          <table:table-cell office:value-type="float" office:value="19.7" table:style-name="ce1">
            <text:p>19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2.50950241048489" table:style-name="ce1">
            <text:p>12.50950241</text:p>
          </table:table-cell>
          <table:table-cell office:value-type="float" office:value="-102.64207106038883" table:style-name="ce1">
            <text:p>-102.6420711</text:p>
          </table:table-cell>
          <table:table-cell office:value-type="float" office:value="0" table:style-name="ce1">
            <text:p>0</text:p>
          </table:table-cell>
          <table:table-cell office:value-type="float" office:value="0.82440000000000002" table:style-name="ce1">
            <text:p>0.8244</text:p>
          </table:table-cell>
          <table:table-cell office:value-type="float" office:value="19.7" table:style-name="ce1">
            <text:p>19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64.665127020785221" table:style-name="ce1">
            <text:p>64.66512702</text:p>
          </table:table-cell>
          <table:table-cell office:value-type="float" office:value="-424.94226327944568" table:style-name="ce1">
            <text:p>-424.9422633</text:p>
          </table:table-cell>
          <table:table-cell office:value-type="float" office:value="0" table:style-name="ce1">
            <text:p>0</text:p>
          </table:table-cell>
          <table:table-cell office:value-type="float" office:value="0.44979999999999998" table:style-name="ce1">
            <text:p>0.449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3.8961743945169882" table:style-name="ce1">
            <text:p>3.896174395</text:p>
          </table:table-cell>
          <table:table-cell office:value-type="float" office:value="-46.622761013040368" table:style-name="ce1">
            <text:p>-46.62276101</text:p>
          </table:table-cell>
          <table:table-cell office:value-type="float" office:value="0" table:style-name="ce1">
            <text:p>0</text:p>
          </table:table-cell>
          <table:table-cell office:value-type="float" office:value="1.3364" table:style-name="ce1">
            <text:p>1.3364</text:p>
          </table:table-cell>
          <table:table-cell office:value-type="float" office:value="15.9" table:style-name="ce1">
            <text:p>15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6.4005461799406875" table:style-name="ce1">
            <text:p>6.40054618</text:p>
          </table:table-cell>
          <table:table-cell office:value-type="float" office:value="-69.339250282690784" table:style-name="ce1">
            <text:p>-69.33925028</text:p>
          </table:table-cell>
          <table:table-cell office:value-type="float" office:value="0" table:style-name="ce1">
            <text:p>0</text:p>
          </table:table-cell>
          <table:table-cell office:value-type="float" office:value="0.73119999999999996" table:style-name="ce1">
            <text:p>0.7312</text:p>
          </table:table-cell>
          <table:table-cell office:value-type="float" office:value="15.9" table:style-name="ce1">
            <text:p>15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4.3309425534819139" table:style-name="ce1">
            <text:p>4.330942553</text:p>
          </table:table-cell>
          <table:table-cell office:value-type="float" office:value="-54.480270465869047" table:style-name="ce1">
            <text:p>-54.48027047</text:p>
          </table:table-cell>
          <table:table-cell office:value-type="float" office:value="0" table:style-name="ce1">
            <text:p>0</text:p>
          </table:table-cell>
          <table:table-cell office:value-type="float" office:value="1.8338000000000001" table:style-name="ce1">
            <text:p>1.833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.4984384759525295" table:style-name="ce1">
            <text:p>2.498438476</text:p>
          </table:table-cell>
          <table:table-cell office:value-type="float" office:value="-99.937539038101193" table:style-name="ce1">
            <text:p>-99.93753904</text:p>
          </table:table-cell>
          <table:table-cell office:value-type="float" office:value="0" table:style-name="ce1">
            <text:p>0</text:p>
          </table:table-cell>
          <table:table-cell office:value-type="float" office:value="0.31719999999999998" table:style-name="ce1">
            <text:p>0.317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9.019607843137258" table:style-name="ce1">
            <text:p>49.01960784</text:p>
          </table:table-cell>
          <table:table-cell office:value-type="float" office:value="-196.07843137254903" table:style-name="ce1">
            <text:p>-196.0784314</text:p>
          </table:table-cell>
          <table:table-cell office:value-type="float" office:value="0" table:style-name="ce1">
            <text:p>0</text:p>
          </table:table-cell>
          <table:table-cell office:value-type="float" office:value="0.88919999999999999" table:style-name="ce1">
            <text:p>0.889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9.019607843137258" table:style-name="ce1">
            <text:p>49.01960784</text:p>
          </table:table-cell>
          <table:table-cell office:value-type="float" office:value="-196.07843137254903" table:style-name="ce1">
            <text:p>-196.0784314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0.587491308241932" table:style-name="ce1">
            <text:p>10.58749131</text:p>
          </table:table-cell>
          <table:table-cell office:value-type="float" office:value="-168.82756410439836" table:style-name="ce1">
            <text:p>-168.8275641</text:p>
          </table:table-cell>
          <table:table-cell office:value-type="float" office:value="0" table:style-name="ce1">
            <text:p>0</text:p>
          </table:table-cell>
          <table:table-cell office:value-type="float" office:value="0.58799999999999997" table:style-name="ce1">
            <text:p>0.588</text:p>
          </table:table-cell>
          <table:table-cell office:value-type="float" office:value="30.3" table:style-name="ce1">
            <text:p>30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0.587491308241932" table:style-name="ce1">
            <text:p>10.58749131</text:p>
          </table:table-cell>
          <table:table-cell office:value-type="float" office:value="-168.82756410439836" table:style-name="ce1">
            <text:p>-168.8275641</text:p>
          </table:table-cell>
          <table:table-cell office:value-type="float" office:value="0" table:style-name="ce1">
            <text:p>0</text:p>
          </table:table-cell>
          <table:table-cell office:value-type="float" office:value="0.59099999999999997" table:style-name="ce1">
            <text:p>0.591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5.953010015772132" table:style-name="ce1">
            <text:p>5.953010016</text:p>
          </table:table-cell>
          <table:table-cell office:value-type="float" office:value="-57.52346756813521" table:style-name="ce1">
            <text:p>-57.52346757</text:p>
          </table:table-cell>
          <table:table-cell office:value-type="float" office:value="0" table:style-name="ce1">
            <text:p>0</text:p>
          </table:table-cell>
          <table:table-cell office:value-type="float" office:value="1.6806000000000001" table:style-name="ce1">
            <text:p>1.68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5.953010015772132" table:style-name="ce1">
            <text:p>5.953010016</text:p>
          </table:table-cell>
          <table:table-cell office:value-type="float" office:value="-57.52346756813521" table:style-name="ce1">
            <text:p>-57.52346757</text:p>
          </table:table-cell>
          <table:table-cell office:value-type="float" office:value="0" table:style-name="ce1">
            <text:p>0</text:p>
          </table:table-cell>
          <table:table-cell office:value-type="float" office:value="1.254" table:style-name="ce1">
            <text:p>1.254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1.832901592621656" table:style-name="ce1">
            <text:p>21.83290159</text:p>
          </table:table-cell>
          <table:table-cell office:value-type="float" office:value="-241.93215278310487" table:style-name="ce1">
            <text:p>-241.9321528</text:p>
          </table:table-cell>
          <table:table-cell office:value-type="float" office:value="0" table:style-name="ce1">
            <text:p>0</text:p>
          </table:table-cell>
          <table:table-cell office:value-type="float" office:value="0.8196" table:style-name="ce1">
            <text:p>0.8196</text:p>
          </table:table-cell>
          <table:table-cell office:value-type="float" office:value="32.75" table:style-name="ce1">
            <text:p>32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0.08791416552441" table:style-name="ce1">
            <text:p>20.08791417</text:p>
          </table:table-cell>
          <table:table-cell office:value-type="float" office:value="-242.23661199602967" table:style-name="ce1">
            <text:p>-242.236612</text:p>
          </table:table-cell>
          <table:table-cell office:value-type="float" office:value="0" table:style-name="ce1">
            <text:p>0</text:p>
          </table:table-cell>
          <table:table-cell office:value-type="float" office:value="0.85799999999999998" table:style-name="ce1">
            <text:p>0.858</text:p>
          </table:table-cell>
          <table:table-cell office:value-type="float" office:value="32.75" table:style-name="ce1">
            <text:p>32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49.8186405929664" table:style-name="ce1">
            <text:p>149.8186406</text:p>
          </table:table-cell>
          <table:table-cell office:value-type="float" office:value="-875.25626872733005" table:style-name="ce1">
            <text:p>-875.2562687</text:p>
          </table:table-cell>
          <table:table-cell office:value-type="float" office:value="0" table:style-name="ce1">
            <text:p>0</text:p>
          </table:table-cell>
          <table:table-cell office:value-type="float" office:value="0.24640000000000001" table:style-name="ce1">
            <text:p>0.246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2.820375850685355" table:style-name="ce1">
            <text:p>12.82037585</text:p>
          </table:table-cell>
          <table:table-cell office:value-type="float" office:value="-162.9256097691264" table:style-name="ce1">
            <text:p>-162.9256098</text:p>
          </table:table-cell>
          <table:table-cell office:value-type="float" office:value="0" table:style-name="ce1">
            <text:p>0</text:p>
          </table:table-cell>
          <table:table-cell office:value-type="float" office:value="0.60819999999999996" table:style-name="ce1">
            <text:p>0.608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4.5274632623341144" table:style-name="ce1">
            <text:p>4.527463262</text:p>
          </table:table-cell>
          <table:table-cell office:value-type="float" office:value="-54.569424751311843" table:style-name="ce1">
            <text:p>-54.56942475</text:p>
          </table:table-cell>
          <table:table-cell office:value-type="float" office:value="0" table:style-name="ce1">
            <text:p>0</text:p>
          </table:table-cell>
          <table:table-cell office:value-type="float" office:value="1.06" table:style-name="ce1">
            <text:p>1.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623.36909249057703" table:style-name="ce1">
            <text:p>623.3690925</text:p>
          </table:table-cell>
          <table:table-cell office:value-type="float" office:value="-579.87822557262984" table:style-name="ce1">
            <text:p>-579.8782256</text:p>
          </table:table-cell>
          <table:table-cell office:value-type="float" office:value="0" table:style-name="ce1">
            <text:p>0</text:p>
          </table:table-cell>
          <table:table-cell office:value-type="float" office:value="1.9244000000000001" table:style-name="ce1">
            <text:p>1.924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423.65076441333588" table:style-name="ce1">
            <text:p>423.6507644</text:p>
          </table:table-cell>
          <table:table-cell office:value-type="float" office:value="-1289.3718916927612" table:style-name="ce1">
            <text:p>-1289.371892</text:p>
          </table:table-cell>
          <table:table-cell office:value-type="float" office:value="0" table:style-name="ce1">
            <text:p>0</text:p>
          </table:table-cell>
          <table:table-cell office:value-type="float" office:value="5.6894" table:style-name="ce1">
            <text:p>5.6894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59.123891427035751" table:style-name="ce1">
            <text:p>59.12389143</text:p>
          </table:table-cell>
          <table:table-cell office:value-type="float" office:value="-322.49395323837683" table:style-name="ce1">
            <text:p>-322.4939532</text:p>
          </table:table-cell>
          <table:table-cell office:value-type="float" office:value="0" table:style-name="ce1">
            <text:p>0</text:p>
          </table:table-cell>
          <table:table-cell office:value-type="float" office:value="0.69359999999999999" table:style-name="ce1">
            <text:p>0.6936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42.613170747697247" table:style-name="ce1">
            <text:p>42.61317075</text:p>
          </table:table-cell>
          <table:table-cell office:value-type="float" office:value="-327.79362113613269" table:style-name="ce1">
            <text:p>-327.7936211</text:p>
          </table:table-cell>
          <table:table-cell office:value-type="float" office:value="0" table:style-name="ce1">
            <text:p>0</text:p>
          </table:table-cell>
          <table:table-cell office:value-type="float" office:value="0.49320000000000003" table:style-name="ce1">
            <text:p>0.4932</text:p>
          </table:table-cell>
          <table:table-cell office:value-type="float" office:value="27.7" table:style-name="ce1">
            <text:p>27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4.5274632623341144" table:style-name="ce1">
            <text:p>4.527463262</text:p>
          </table:table-cell>
          <table:table-cell office:value-type="float" office:value="-54.569424751311843" table:style-name="ce1">
            <text:p>-54.56942475</text:p>
          </table:table-cell>
          <table:table-cell office:value-type="float" office:value="0" table:style-name="ce1">
            <text:p>0</text:p>
          </table:table-cell>
          <table:table-cell office:value-type="float" office:value="1.06" table:style-name="ce1">
            <text:p>1.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3.747816523258072" table:style-name="ce1">
            <text:p>13.74781652</text:p>
          </table:table-cell>
          <table:table-cell office:value-type="float" office:value="-141.52164068059778" table:style-name="ce1">
            <text:p>-141.5216407</text:p>
          </table:table-cell>
          <table:table-cell office:value-type="float" office:value="0" table:style-name="ce1">
            <text:p>0</text:p>
          </table:table-cell>
          <table:table-cell office:value-type="float" office:value="0.47760000000000002" table:style-name="ce1">
            <text:p>0.4776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12.396950350213846" table:style-name="ce1">
            <text:p>12.39695035</text:p>
          </table:table-cell>
          <table:table-cell office:value-type="float" office:value="-108.47331556437116" table:style-name="ce1">
            <text:p>-108.4733156</text:p>
          </table:table-cell>
          <table:table-cell office:value-type="float" office:value="0" table:style-name="ce1">
            <text:p>0</text:p>
          </table:table-cell>
          <table:table-cell office:value-type="float" office:value="0.58360000000000001" table:style-name="ce1">
            <text:p>0.583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3.747816523258072" table:style-name="ce1">
            <text:p>13.74781652</text:p>
          </table:table-cell>
          <table:table-cell office:value-type="float" office:value="-141.52164068059778" table:style-name="ce1">
            <text:p>-141.5216407</text:p>
          </table:table-cell>
          <table:table-cell office:value-type="float" office:value="0" table:style-name="ce1">
            <text:p>0</text:p>
          </table:table-cell>
          <table:table-cell office:value-type="float" office:value="0.47760000000000002" table:style-name="ce1">
            <text:p>0.4776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.1481709191515526" table:style-name="ce1">
            <text:p>6.148170919</text:p>
          </table:table-cell>
          <table:table-cell office:value-type="float" office:value="-175.22287119581924" table:style-name="ce1">
            <text:p>-175.2228712</text:p>
          </table:table-cell>
          <table:table-cell office:value-type="float" office:value="0" table:style-name="ce1">
            <text:p>0</text:p>
          </table:table-cell>
          <table:table-cell office:value-type="float" office:value="1.0640000000000001" table:style-name="ce1">
            <text:p>1.064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.1481709191515526" table:style-name="ce1">
            <text:p>6.148170919</text:p>
          </table:table-cell>
          <table:table-cell office:value-type="float" office:value="-175.22287119581924" table:style-name="ce1">
            <text:p>-175.2228712</text:p>
          </table:table-cell>
          <table:table-cell office:value-type="float" office:value="0" table:style-name="ce1">
            <text:p>0</text:p>
          </table:table-cell>
          <table:table-cell office:value-type="float" office:value="1.0640000000000001" table:style-name="ce1">
            <text:p>1.064</text:p>
          </table:table-cell>
          <table:table-cell office:value-type="float" office:value="55.4" table:style-name="ce1">
            <text:p>55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7.8923795129612619" table:style-name="ce1">
            <text:p>7.892379513</text:p>
          </table:table-cell>
          <table:table-cell office:value-type="float" office:value="-198.49334475097572" table:style-name="ce1">
            <text:p>-198.4933448</text:p>
          </table:table-cell>
          <table:table-cell office:value-type="float" office:value="0" table:style-name="ce1">
            <text:p>0</text:p>
          </table:table-cell>
          <table:table-cell office:value-type="float" office:value="0.3594" table:style-name="ce1">
            <text:p>0.3594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7.4955864803290178" table:style-name="ce1">
            <text:p>7.49558648</text:p>
          </table:table-cell>
          <table:table-cell office:value-type="float" office:value="-140.24636809247187" table:style-name="ce1">
            <text:p>-140.2463681</text:p>
          </table:table-cell>
          <table:table-cell office:value-type="float" office:value="0" table:style-name="ce1">
            <text:p>0</text:p>
          </table:table-cell>
          <table:table-cell office:value-type="float" office:value="0.59960000000000002" table:style-name="ce1">
            <text:p>0.5996</text:p>
          </table:table-cell>
          <table:table-cell office:value-type="float" office:value="30.7" table:style-name="ce1">
            <text:p>30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8.0161328603291011" table:style-name="ce1">
            <text:p>8.01613286</text:p>
          </table:table-cell>
          <table:table-cell office:value-type="float" office:value="-125.11454425141108" table:style-name="ce1">
            <text:p>-125.1145443</text:p>
          </table:table-cell>
          <table:table-cell office:value-type="float" office:value="0" table:style-name="ce1">
            <text:p>0</text:p>
          </table:table-cell>
          <table:table-cell office:value-type="float" office:value="0.68" table:style-name="ce1">
            <text:p>0.6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.7751479289940828" table:style-name="ce1">
            <text:p>1.775147929</text:p>
          </table:table-cell>
          <table:table-cell office:value-type="float" office:value="-24.260355029585799" table:style-name="ce1">
            <text:p>-24.26035503</text:p>
          </table:table-cell>
          <table:table-cell office:value-type="float" office:value="0" table:style-name="ce1">
            <text:p>0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6.48" table:style-name="ce1">
            <text:p>6.4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.7751479289940828" table:style-name="ce1">
            <text:p>1.775147929</text:p>
          </table:table-cell>
          <table:table-cell office:value-type="float" office:value="-24.260355029585799" table:style-name="ce1">
            <text:p>-24.26035503</text:p>
          </table:table-cell>
          <table:table-cell office:value-type="float" office:value="0" table:style-name="ce1">
            <text:p>0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6.48" table:style-name="ce1">
            <text:p>6.4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.3973406570036815" table:style-name="ce1">
            <text:p>4.397340657</text:p>
          </table:table-cell>
          <table:table-cell office:value-type="float" office:value="-11.271479047579342" table:style-name="ce1">
            <text:p>-11.27147905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6.52" table:style-name="ce1">
            <text:p>6.5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4.3973406570036815" table:style-name="ce1">
            <text:p>4.397340657</text:p>
          </table:table-cell>
          <table:table-cell office:value-type="float" office:value="-11.271479047579342" table:style-name="ce1">
            <text:p>-11.27147905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6.52" table:style-name="ce1">
            <text:p>6.5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475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9676999999999998" table:style-name="ce1">
            <text:p>3.9677</text:p>
          </table:table-cell>
          <table:table-cell office:value-type="float" office:value="-0.49180000000000001" table:style-name="ce1">
            <text:p>-0.4918</text:p>
          </table:table-cell>
          <table:table-cell office:value-type="float" office:value="1.39" table:style-name="ce1">
            <text:p>1.39</text:p>
          </table:table-cell>
          <table:table-cell office:value-type="float" office:value="1.88" table:style-name="ce1">
            <text:p>1.88</text:p>
          </table:table-cell>
          <table:table-cell office:value-type="float" office:value="1" table:style-name="ce1">
            <text:p>1</text:p>
          </table:table-cell>
          <table:table-cell office:value-type="float" office:value="4.9349999999999996" table:style-name="ce1">
            <text:p>4.9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4186231999999999" table:style-name="ce1">
            <text:p>4.4186232</text:p>
          </table:table-cell>
          <table:table-cell office:value-type="float" office:value="0" table:style-name="ce1">
            <text:p>0</text:p>
          </table:table-cell>
          <table:table-cell office:value-type="float" office:value="1.0522927289999999" table:style-name="ce1">
            <text:p>1.052292729</text:p>
          </table:table-cell>
          <table:table-cell office:value-type="float" office:value="-0.66296666439999996" table:style-name="ce1">
            <text:p>-0.662966664</text:p>
          </table:table-cell>
          <table:table-cell office:value-type="float" office:value="1" table:style-name="ce1">
            <text:p>1</text:p>
          </table:table-cell>
          <table:table-cell office:value-type="float" office:value="5.4958" table:style-name="ce1">
            <text:p>5.49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505088" table:style-name="ce1">
            <text:p>0.1505088</text:p>
          </table:table-cell>
          <table:table-cell office:value-type="float" office:value="0" table:style-name="ce1">
            <text:p>0</text:p>
          </table:table-cell>
          <table:table-cell office:value-type="float" office:value="7.8E-2" table:style-name="ce1">
            <text:p>0.078</text:p>
          </table:table-cell>
          <table:table-cell office:value-type="float" office:value="-8.9900000000000008E-2" table:style-name="ce1">
            <text:p>-0.0899</text:p>
          </table:table-cell>
          <table:table-cell office:value-type="float" office:value="1" table:style-name="ce1">
            <text:p>1</text:p>
          </table:table-cell>
          <table:table-cell office:value-type="float" office:value="0.18719999999999998" table:style-name="ce1">
            <text:p>0.18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9289719999999997" table:style-name="ce1">
            <text:p>0.2928972</text:p>
          </table:table-cell>
          <table:table-cell office:value-type="float" office:value="0" table:style-name="ce1">
            <text:p>0</text:p>
          </table:table-cell>
          <table:table-cell office:value-type="float" office:value="0.14328265000000001" table:style-name="ce1">
            <text:p>0.14328265</text:p>
          </table:table-cell>
          <table:table-cell office:value-type="float" office:value="-0.17671735000000002" table:style-name="ce1">
            <text:p>-0.17671735</text:p>
          </table:table-cell>
          <table:table-cell office:value-type="float" office:value="1" table:style-name="ce1">
            <text:p>1</text:p>
          </table:table-cell>
          <table:table-cell office:value-type="float" office:value="0.36430000000000001" table:style-name="ce1">
            <text:p>0.36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.25296" table:style-name="ce1">
            <text:p>12.25296</text:p>
          </table:table-cell>
          <table:table-cell office:value-type="float" office:value="2.6704000000000003" table:style-name="ce1">
            <text:p>2.6704</text:p>
          </table:table-cell>
          <table:table-cell office:value-type="float" office:value="11.08510424" table:style-name="ce1">
            <text:p>11.08510424</text:p>
          </table:table-cell>
          <table:table-cell office:value-type="float" office:value="-4.7335650779999998" table:style-name="ce1">
            <text:p>-4.733565078</text:p>
          </table:table-cell>
          <table:table-cell office:value-type="float" office:value="1" table:style-name="ce1">
            <text:p>1</text:p>
          </table:table-cell>
          <table:table-cell office:value-type="float" office:value="15.24" table:style-name="ce1">
            <text:p>15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.6479999999999996E-2" table:style-name="ce1">
            <text:p>0.09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118716" table:style-name="ce1">
            <text:p>3.118716</text:p>
          </table:table-cell>
          <table:table-cell office:value-type="float" office:value="1.2833639999999999" table:style-name="ce1">
            <text:p>1.283364</text:p>
          </table:table-cell>
          <table:table-cell office:value-type="float" office:value="1.2833642169999999" table:style-name="ce1">
            <text:p>1.283364217</text:p>
          </table:table-cell>
          <table:table-cell office:value-type="float" office:value="-1.581387783" table:style-name="ce1">
            <text:p>-1.581387783</text:p>
          </table:table-cell>
          <table:table-cell office:value-type="float" office:value="1" table:style-name="ce1">
            <text:p>1</text:p>
          </table:table-cell>
          <table:table-cell office:value-type="float" office:value="3.8789999999999996" table:style-name="ce1">
            <text:p>3.8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088616" table:style-name="ce1">
            <text:p>0.1088616</text:p>
          </table:table-cell>
          <table:table-cell office:value-type="float" office:value="0" table:style-name="ce1">
            <text:p>0</text:p>
          </table:table-cell>
          <table:table-cell office:value-type="float" office:value="-3.5112400000000002E-2" table:style-name="ce1">
            <text:p>-0.0351124</text:p>
          </table:table-cell>
          <table:table-cell office:value-type="float" office:value="-3.5112400000000002E-2" table:style-name="ce1">
            <text:p>-0.0351124</text:p>
          </table:table-cell>
          <table:table-cell office:value-type="float" office:value="1" table:style-name="ce1">
            <text:p>1</text:p>
          </table:table-cell>
          <table:table-cell office:value-type="float" office:value="0.13539999999999999" table:style-name="ce1">
            <text:p>0.13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4461200000000005" table:style-name="ce1">
            <text:p>4.44612</text:p>
          </table:table-cell>
          <table:table-cell office:value-type="float" office:value="1.2429999999999999" table:style-name="ce1">
            <text:p>1.243</text:p>
          </table:table-cell>
          <table:table-cell office:value-type="float" office:value="1.447939487" table:style-name="ce1">
            <text:p>1.447939487</text:p>
          </table:table-cell>
          <table:table-cell office:value-type="float" office:value="-0.66169873339999996" table:style-name="ce1">
            <text:p>-0.661698733</text:p>
          </table:table-cell>
          <table:table-cell office:value-type="float" office:value="1" table:style-name="ce1">
            <text:p>1</text:p>
          </table:table-cell>
          <table:table-cell office:value-type="float" office:value="5.53" table:style-name="ce1">
            <text:p>5.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215648" table:style-name="ce1">
            <text:p>0.1215648</text:p>
          </table:table-cell>
          <table:table-cell office:value-type="float" office:value="0" table:style-name="ce1">
            <text:p>0</text:p>
          </table:table-cell>
          <table:table-cell office:value-type="float" office:value="6.5071000000000004E-2" table:style-name="ce1">
            <text:p>0.065071</text:p>
          </table:table-cell>
          <table:table-cell office:value-type="float" office:value="-7.2929000000000008E-2" table:style-name="ce1">
            <text:p>-0.072929</text:p>
          </table:table-cell>
          <table:table-cell office:value-type="float" office:value="1" table:style-name="ce1">
            <text:p>1</text:p>
          </table:table-cell>
          <table:table-cell office:value-type="float" office:value="0.1512" table:style-name="ce1">
            <text:p>0.15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0260800000000001" table:style-name="ce1">
            <text:p>0.202608</text:p>
          </table:table-cell>
          <table:table-cell office:value-type="float" office:value="0" table:style-name="ce1">
            <text:p>0</text:p>
          </table:table-cell>
          <table:table-cell office:value-type="float" office:value="0.1065561979" table:style-name="ce1">
            <text:p>0.106556198</text:p>
          </table:table-cell>
          <table:table-cell office:value-type="float" office:value="-0.1234438021" table:style-name="ce1">
            <text:p>-0.123443802</text:p>
          </table:table-cell>
          <table:table-cell office:value-type="float" office:value="1" table:style-name="ce1">
            <text:p>1</text:p>
          </table:table-cell>
          <table:table-cell office:value-type="float" office:value="0.252" table:style-name="ce1">
            <text:p>0.2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.36336" table:style-name="ce1">
            <text:p>18.36336</text:p>
          </table:table-cell>
          <table:table-cell office:value-type="float" office:value="5.9714" table:style-name="ce1">
            <text:p>5.9714</text:p>
          </table:table-cell>
          <table:table-cell office:value-type="float" office:value="6.4146831180000001" table:style-name="ce1">
            <text:p>6.414683118</text:p>
          </table:table-cell>
          <table:table-cell office:value-type="float" office:value="-6.7900375859999995" table:style-name="ce1">
            <text:p>-6.790037586</text:p>
          </table:table-cell>
          <table:table-cell office:value-type="float" office:value="1" table:style-name="ce1">
            <text:p>1</text:p>
          </table:table-cell>
          <table:table-cell office:value-type="float" office:value="22.84" table:style-name="ce1">
            <text:p>22.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7336" table:style-name="ce1">
            <text:p>2.7336</text:p>
          </table:table-cell>
          <table:table-cell office:value-type="float" office:value="0" table:style-name="ce1">
            <text:p>0</text:p>
          </table:table-cell>
          <table:table-cell office:value-type="float" office:value="1.5034000000000001" table:style-name="ce1">
            <text:p>1.5034</text:p>
          </table:table-cell>
          <table:table-cell office:value-type="float" office:value="-1.378599087" table:style-name="ce1">
            <text:p>-1.378599087</text:p>
          </table:table-cell>
          <table:table-cell office:value-type="float" office:value="1" table:style-name="ce1">
            <text:p>1</text:p>
          </table:table-cell>
          <table:table-cell office:value-type="float" office:value="3.4" table:style-name="ce1">
            <text:p>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08236" table:style-name="ce1">
            <text:p>2.08236</text:p>
          </table:table-cell>
          <table:table-cell office:value-type="float" office:value="0" table:style-name="ce1">
            <text:p>0</text:p>
          </table:table-cell>
          <table:table-cell office:value-type="float" office:value="1.3727" table:style-name="ce1">
            <text:p>1.3727</text:p>
          </table:table-cell>
          <table:table-cell office:value-type="float" office:value="-1.2295" table:style-name="ce1">
            <text:p>-1.2295</text:p>
          </table:table-cell>
          <table:table-cell office:value-type="float" office:value="1" table:style-name="ce1">
            <text:p>1</text:p>
          </table:table-cell>
          <table:table-cell office:value-type="float" office:value="2.59" table:style-name="ce1">
            <text:p>2.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.6349599999999995" table:style-name="ce1">
            <text:p>8.63496</text:p>
          </table:table-cell>
          <table:table-cell office:value-type="float" office:value="-0.28899999999999998" table:style-name="ce1">
            <text:p>-0.289</text:p>
          </table:table-cell>
          <table:table-cell office:value-type="float" office:value="4.1647256320000006" table:style-name="ce1">
            <text:p>4.164725632</text:p>
          </table:table-cell>
          <table:table-cell office:value-type="float" office:value="-4.2977315779999996" table:style-name="ce1">
            <text:p>-4.297731578</text:p>
          </table:table-cell>
          <table:table-cell office:value-type="float" office:value="1" table:style-name="ce1">
            <text:p>1</text:p>
          </table:table-cell>
          <table:table-cell office:value-type="float" office:value="10.74" table:style-name="ce1">
            <text:p>10.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86528" table:style-name="ce1">
            <text:p>0.186528</text:p>
          </table:table-cell>
          <table:table-cell office:value-type="float" office:value="0" table:style-name="ce1">
            <text:p>0</text:p>
          </table:table-cell>
          <table:table-cell office:value-type="float" office:value="0.1538765205" table:style-name="ce1">
            <text:p>0.153876521</text:p>
          </table:table-cell>
          <table:table-cell office:value-type="float" office:value="-9.9377775859999989E-2" table:style-name="ce1">
            <text:p>-0.099377776</text:p>
          </table:table-cell>
          <table:table-cell office:value-type="float" office:value="1" table:style-name="ce1">
            <text:p>1</text:p>
          </table:table-cell>
          <table:table-cell office:value-type="float" office:value="0.23199999999999998" table:style-name="ce1">
            <text:p>0.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.0522208000000006" table:style-name="ce1">
            <text:p>8.0522208</text:p>
          </table:table-cell>
          <table:table-cell office:value-type="float" office:value="2.4483999999999999" table:style-name="ce1">
            <text:p>2.4484</text:p>
          </table:table-cell>
          <table:table-cell office:value-type="float" office:value="4.3966181999999998" table:style-name="ce1">
            <text:p>4.3966182</text:p>
          </table:table-cell>
          <table:table-cell office:value-type="float" office:value="-4.8480304890000001" table:style-name="ce1">
            <text:p>-4.848030489</text:p>
          </table:table-cell>
          <table:table-cell office:value-type="float" office:value="1" table:style-name="ce1">
            <text:p>1</text:p>
          </table:table-cell>
          <table:table-cell office:value-type="float" office:value="10.0152" table:style-name="ce1">
            <text:p>10.0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6532" table:style-name="ce1">
            <text:p>0.26532</text:p>
          </table:table-cell>
          <table:table-cell office:value-type="float" office:value="0" table:style-name="ce1">
            <text:p>0</text:p>
          </table:table-cell>
          <table:table-cell office:value-type="float" office:value="0.248" table:style-name="ce1">
            <text:p>0.248</text:p>
          </table:table-cell>
          <table:table-cell office:value-type="float" office:value="-0.255" table:style-name="ce1">
            <text:p>-0.255</text:p>
          </table:table-cell>
          <table:table-cell office:value-type="float" office:value="1" table:style-name="ce1">
            <text:p>1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9717599999999997" table:style-name="ce1">
            <text:p>0.397176</text:p>
          </table:table-cell>
          <table:table-cell office:value-type="float" office:value="0" table:style-name="ce1">
            <text:p>0</text:p>
          </table:table-cell>
          <table:table-cell office:value-type="float" office:value="0.12090137699999999" table:style-name="ce1">
            <text:p>0.120901377</text:p>
          </table:table-cell>
          <table:table-cell office:value-type="float" office:value="-0.17489862299999998" table:style-name="ce1">
            <text:p>-0.174898623</text:p>
          </table:table-cell>
          <table:table-cell office:value-type="float" office:value="1" table:style-name="ce1">
            <text:p>1</text:p>
          </table:table-cell>
          <table:table-cell office:value-type="float" office:value="0.49399999999999999" table:style-name="ce1">
            <text:p>0.4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8234719999999998" table:style-name="ce1">
            <text:p>1.823472</text:p>
          </table:table-cell>
          <table:table-cell office:value-type="float" office:value="-1.1107" table:style-name="ce1">
            <text:p>-1.1107</text:p>
          </table:table-cell>
          <table:table-cell office:value-type="float" office:value="1.2575598080000001" table:style-name="ce1">
            <text:p>1.257559808</text:p>
          </table:table-cell>
          <table:table-cell office:value-type="float" office:value="-1.310176558" table:style-name="ce1">
            <text:p>-1.310176558</text:p>
          </table:table-cell>
          <table:table-cell office:value-type="float" office:value="1" table:style-name="ce1">
            <text:p>1</text:p>
          </table:table-cell>
          <table:table-cell office:value-type="float" office:value="2.2680000000000002" table:style-name="ce1">
            <text:p>2.2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.7766400000000004" table:style-name="ce1">
            <text:p>9.77664</text:p>
          </table:table-cell>
          <table:table-cell office:value-type="float" office:value="0" table:style-name="ce1">
            <text:p>0</text:p>
          </table:table-cell>
          <table:table-cell office:value-type="float" office:value="6.8134072310000002" table:style-name="ce1">
            <text:p>6.813407231</text:p>
          </table:table-cell>
          <table:table-cell office:value-type="float" office:value="-4.6907282690000001" table:style-name="ce1">
            <text:p>-4.690728269</text:p>
          </table:table-cell>
          <table:table-cell office:value-type="float" office:value="1" table:style-name="ce1">
            <text:p>1</text:p>
          </table:table-cell>
          <table:table-cell office:value-type="float" office:value="12.16" table:style-name="ce1">
            <text:p>12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.8761600000000005" table:style-name="ce1">
            <text:p>8.87616</text:p>
          </table:table-cell>
          <table:table-cell office:value-type="float" office:value="0" table:style-name="ce1">
            <text:p>0</text:p>
          </table:table-cell>
          <table:table-cell office:value-type="float" office:value="2.2034389210000001" table:style-name="ce1">
            <text:p>2.203438921</text:p>
          </table:table-cell>
          <table:table-cell office:value-type="float" office:value="-2.0524054309999999" table:style-name="ce1">
            <text:p>-2.052405431</text:p>
          </table:table-cell>
          <table:table-cell office:value-type="float" office:value="1" table:style-name="ce1">
            <text:p>1</text:p>
          </table:table-cell>
          <table:table-cell office:value-type="float" office:value="11.04" table:style-name="ce1">
            <text:p>11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.7123200000000001" table:style-name="ce1">
            <text:p>9.71232</text:p>
          </table:table-cell>
          <table:table-cell office:value-type="float" office:value="2.3367" table:style-name="ce1">
            <text:p>2.3367</text:p>
          </table:table-cell>
          <table:table-cell office:value-type="float" office:value="5.5919411749999997" table:style-name="ce1">
            <text:p>5.591941175</text:p>
          </table:table-cell>
          <table:table-cell office:value-type="float" office:value="-5.3968407760000003" table:style-name="ce1">
            <text:p>-5.396840776</text:p>
          </table:table-cell>
          <table:table-cell office:value-type="float" office:value="1" table:style-name="ce1">
            <text:p>1</text:p>
          </table:table-cell>
          <table:table-cell office:value-type="float" office:value="12.08" table:style-name="ce1">
            <text:p>12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.074999999999999" table:style-name="ce1">
            <text:p>15.075</text:p>
          </table:table-cell>
          <table:table-cell office:value-type="float" office:value="0" table:style-name="ce1">
            <text:p>0</text:p>
          </table:table-cell>
          <table:table-cell office:value-type="float" office:value="6.9717126819999997" table:style-name="ce1">
            <text:p>6.971712682</text:p>
          </table:table-cell>
          <table:table-cell office:value-type="float" office:value="-8.2962668540000006" table:style-name="ce1">
            <text:p>-8.296266854</text:p>
          </table:table-cell>
          <table:table-cell office:value-type="float" office:value="1" table:style-name="ce1">
            <text:p>1</text:p>
          </table:table-cell>
          <table:table-cell office:value-type="float" office:value="18.75" table:style-name="ce1">
            <text:p>18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.3768000000000002" table:style-name="ce1">
            <text:p>3.3768</text:p>
          </table:table-cell>
          <table:table-cell office:value-type="float" office:value="0" table:style-name="ce1">
            <text:p>0</text:p>
          </table:table-cell>
          <table:table-cell office:value-type="float" office:value="1.679526233" table:style-name="ce1">
            <text:p>1.679526233</text:p>
          </table:table-cell>
          <table:table-cell office:value-type="float" office:value="-1.380443168" table:style-name="ce1">
            <text:p>-1.380443168</text:p>
          </table:table-cell>
          <table:table-cell office:value-type="float" office:value="1" table:style-name="ce1">
            <text:p>1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0477727999999999" table:style-name="ce1">
            <text:p>1.0477728</text:p>
          </table:table-cell>
          <table:table-cell office:value-type="float" office:value="0" table:style-name="ce1">
            <text:p>0</text:p>
          </table:table-cell>
          <table:table-cell office:value-type="float" office:value="-0.57600000000000007" table:style-name="ce1">
            <text:p>-0.576</text:p>
          </table:table-cell>
          <table:table-cell office:value-type="float" office:value="-0.57600000000000007" table:style-name="ce1">
            <text:p>-0.576</text:p>
          </table:table-cell>
          <table:table-cell office:value-type="float" office:value="1" table:style-name="ce1">
            <text:p>1</text:p>
          </table:table-cell>
          <table:table-cell office:value-type="float" office:value="1.3031999999999999" table:style-name="ce1">
            <text:p>1.3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.344239999999999" table:style-name="ce1">
            <text:p>19.34424</text:p>
          </table:table-cell>
          <table:table-cell office:value-type="float" office:value="11.8927" table:style-name="ce1">
            <text:p>11.8927</text:p>
          </table:table-cell>
          <table:table-cell office:value-type="float" office:value="12.160950809999999" table:style-name="ce1">
            <text:p>12.16095081</text:p>
          </table:table-cell>
          <table:table-cell office:value-type="float" office:value="-10.0632167" table:style-name="ce1">
            <text:p>-10.0632167</text:p>
          </table:table-cell>
          <table:table-cell office:value-type="float" office:value="1" table:style-name="ce1">
            <text:p>1</text:p>
          </table:table-cell>
          <table:table-cell office:value-type="float" office:value="24.06" table:style-name="ce1">
            <text:p>24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.766439999999999" table:style-name="ce1">
            <text:p>15.76644</text:p>
          </table:table-cell>
          <table:table-cell office:value-type="float" office:value="0" table:style-name="ce1">
            <text:p>0</text:p>
          </table:table-cell>
          <table:table-cell office:value-type="float" office:value="8.7321601629999996" table:style-name="ce1">
            <text:p>8.732160163</text:p>
          </table:table-cell>
          <table:table-cell office:value-type="float" office:value="-5.7146171350000001" table:style-name="ce1">
            <text:p>-5.714617135</text:p>
          </table:table-cell>
          <table:table-cell office:value-type="float" office:value="1" table:style-name="ce1">
            <text:p>1</text:p>
          </table:table-cell>
          <table:table-cell office:value-type="float" office:value="19.61" table:style-name="ce1">
            <text:p>19.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2462" table:style-name="ce1">
            <text:p>1.2462</text:p>
          </table:table-cell>
          <table:table-cell office:value-type="float" office:value="0" table:style-name="ce1">
            <text:p>0</text:p>
          </table:table-cell>
          <table:table-cell office:value-type="float" office:value="0.94224833039999989" table:style-name="ce1">
            <text:p>0.94224833</text:p>
          </table:table-cell>
          <table:table-cell office:value-type="float" office:value="-0.75208609420000005" table:style-name="ce1">
            <text:p>-0.752086094</text:p>
          </table:table-cell>
          <table:table-cell office:value-type="float" office:value="1" table:style-name="ce1">
            <text:p>1</text:p>
          </table:table-cell>
          <table:table-cell office:value-type="float" office:value="1.55" table:style-name="ce1">
            <text:p>1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.3535599999999999" table:style-name="ce1">
            <text:p>8.35356</text:p>
          </table:table-cell>
          <table:table-cell office:value-type="float" office:value="0" table:style-name="ce1">
            <text:p>0</text:p>
          </table:table-cell>
          <table:table-cell office:value-type="float" office:value="6.7031589489999996" table:style-name="ce1">
            <text:p>6.703158949</text:p>
          </table:table-cell>
          <table:table-cell office:value-type="float" office:value="-5.3907053169999992" table:style-name="ce1">
            <text:p>-5.390705317</text:p>
          </table:table-cell>
          <table:table-cell office:value-type="float" office:value="1" table:style-name="ce1">
            <text:p>1</text:p>
          </table:table-cell>
          <table:table-cell office:value-type="float" office:value="10.39" table:style-name="ce1">
            <text:p>10.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.8792" table:style-name="ce1">
            <text:p>7.8792</text:p>
          </table:table-cell>
          <table:table-cell office:value-type="float" office:value="3.5762" table:style-name="ce1">
            <text:p>3.5762</text:p>
          </table:table-cell>
          <table:table-cell office:value-type="float" office:value="5.7998399770000004" table:style-name="ce1">
            <text:p>5.799839977</text:p>
          </table:table-cell>
          <table:table-cell office:value-type="float" office:value="-4.1811790499999999" table:style-name="ce1">
            <text:p>-4.18117905</text:p>
          </table:table-cell>
          <table:table-cell office:value-type="float" office:value="1" table:style-name="ce1">
            <text:p>1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.1554" table:style-name="ce1">
            <text:p>15.1554</text:p>
          </table:table-cell>
          <table:table-cell office:value-type="float" office:value="0" table:style-name="ce1">
            <text:p>0</text:p>
          </table:table-cell>
          <table:table-cell office:value-type="float" office:value="9.6004939910000004" table:style-name="ce1">
            <text:p>9.600493991</text:p>
          </table:table-cell>
          <table:table-cell office:value-type="float" office:value="-8.5305988389999996" table:style-name="ce1">
            <text:p>-8.530598839</text:p>
          </table:table-cell>
          <table:table-cell office:value-type="float" office:value="1" table:style-name="ce1">
            <text:p>1</text:p>
          </table:table-cell>
          <table:table-cell office:value-type="float" office:value="18.850000000000001" table:style-name="ce1">
            <text:p>18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6884000000000001" table:style-name="ce1">
            <text:p>1.6884</text:p>
          </table:table-cell>
          <table:table-cell office:value-type="float" office:value="0" table:style-name="ce1">
            <text:p>0</text:p>
          </table:table-cell>
          <table:table-cell office:value-type="float" office:value="1.1641821720000001" table:style-name="ce1">
            <text:p>1.164182172</text:p>
          </table:table-cell>
          <table:table-cell office:value-type="float" office:value="-0.94965199909999998" table:style-name="ce1">
            <text:p>-0.949651999</text:p>
          </table:table-cell>
          <table:table-cell office:value-type="float" office:value="1" table:style-name="ce1">
            <text:p>1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.8118400000000001" table:style-name="ce1">
            <text:p>8.81184</text:p>
          </table:table-cell>
          <table:table-cell office:value-type="float" office:value="0" table:style-name="ce1">
            <text:p>0</text:p>
          </table:table-cell>
          <table:table-cell office:value-type="float" office:value="3.4447718739999997" table:style-name="ce1">
            <text:p>3.444771874</text:p>
          </table:table-cell>
          <table:table-cell office:value-type="float" office:value="-5.7552281259999996" table:style-name="ce1">
            <text:p>-5.755228126</text:p>
          </table:table-cell>
          <table:table-cell office:value-type="float" office:value="1" table:style-name="ce1">
            <text:p>1</text:p>
          </table:table-cell>
          <table:table-cell office:value-type="float" office:value="10.96" table:style-name="ce1">
            <text:p>10.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2.711999999999996" table:style-name="ce1">
            <text:p>62.712</text:p>
          </table:table-cell>
          <table:table-cell office:value-type="float" office:value="12.433699999999998" table:style-name="ce1">
            <text:p>12.4337</text:p>
          </table:table-cell>
          <table:table-cell office:value-type="float" office:value="35.350318829999999" table:style-name="ce1">
            <text:p>35.35031883</text:p>
          </table:table-cell>
          <table:table-cell office:value-type="float" office:value="-25.27871669" table:style-name="ce1">
            <text:p>-25.27871669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1.93488" table:style-name="ce1">
            <text:p>31.93488</text:p>
          </table:table-cell>
          <table:table-cell office:value-type="float" office:value="0" table:style-name="ce1">
            <text:p>0</text:p>
          </table:table-cell>
          <table:table-cell office:value-type="float" office:value="15.870560170000001" table:style-name="ce1">
            <text:p>15.87056017</text:p>
          </table:table-cell>
          <table:table-cell office:value-type="float" office:value="-12.89624064" table:style-name="ce1">
            <text:p>-12.89624064</text:p>
          </table:table-cell>
          <table:table-cell office:value-type="float" office:value="1" table:style-name="ce1">
            <text:p>1</text:p>
          </table:table-cell>
          <table:table-cell office:value-type="float" office:value="39.72" table:style-name="ce1">
            <text:p>39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6.609639999999999" table:style-name="ce1">
            <text:p>56.60964</text:p>
          </table:table-cell>
          <table:table-cell office:value-type="float" office:value="31.189" table:style-name="ce1">
            <text:p>31.189</text:p>
          </table:table-cell>
          <table:table-cell office:value-type="float" office:value="36.532342020000002" table:style-name="ce1">
            <text:p>36.53234202</text:p>
          </table:table-cell>
          <table:table-cell office:value-type="float" office:value="-33.545781810000001" table:style-name="ce1">
            <text:p>-33.54578181</text:p>
          </table:table-cell>
          <table:table-cell office:value-type="float" office:value="1" table:style-name="ce1">
            <text:p>1</text:p>
          </table:table-cell>
          <table:table-cell office:value-type="float" office:value="70.41" table:style-name="ce1">
            <text:p>70.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.792720000000001" table:style-name="ce1">
            <text:p>9.79272</text:p>
          </table:table-cell>
          <table:table-cell office:value-type="float" office:value="0" table:style-name="ce1">
            <text:p>0</text:p>
          </table:table-cell>
          <table:table-cell office:value-type="float" office:value="7.6732652759999995" table:style-name="ce1">
            <text:p>7.673265276</text:p>
          </table:table-cell>
          <table:table-cell office:value-type="float" office:value="-5.6284910749999995" table:style-name="ce1">
            <text:p>-5.628491075</text:p>
          </table:table-cell>
          <table:table-cell office:value-type="float" office:value="1" table:style-name="ce1">
            <text:p>1</text:p>
          </table:table-cell>
          <table:table-cell office:value-type="float" office:value="12.18" table:style-name="ce1">
            <text:p>12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.079999999999998" table:style-name="ce1">
            <text:p>16.08</text:p>
          </table:table-cell>
          <table:table-cell office:value-type="float" office:value="3.5617999999999999" table:style-name="ce1">
            <text:p>3.5618</text:p>
          </table:table-cell>
          <table:table-cell office:value-type="float" office:value="8.1423219949999996" table:style-name="ce1">
            <text:p>8.142321995</text:p>
          </table:table-cell>
          <table:table-cell office:value-type="float" office:value="-4.0594159339999996" table:style-name="ce1">
            <text:p>-4.059415934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.7584" table:style-name="ce1">
            <text:p>15.7584</text:p>
          </table:table-cell>
          <table:table-cell office:value-type="float" office:value="-0.45329999999999998" table:style-name="ce1">
            <text:p>-0.4533</text:p>
          </table:table-cell>
          <table:table-cell office:value-type="float" office:value="8.8497149769999996" table:style-name="ce1">
            <text:p>8.849714977</text:p>
          </table:table-cell>
          <table:table-cell office:value-type="float" office:value="-5.3417123200000001" table:style-name="ce1">
            <text:p>-5.34171232</text:p>
          </table:table-cell>
          <table:table-cell office:value-type="float" office:value="1" table:style-name="ce1">
            <text:p>1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8331200000000001" table:style-name="ce1">
            <text:p>1.83312</text:p>
          </table:table-cell>
          <table:table-cell office:value-type="float" office:value="0" table:style-name="ce1">
            <text:p>0</text:p>
          </table:table-cell>
          <table:table-cell office:value-type="float" office:value="0.4002176281" table:style-name="ce1">
            <text:p>0.400217628</text:p>
          </table:table-cell>
          <table:table-cell office:value-type="float" office:value="-0.73578237189999995" table:style-name="ce1">
            <text:p>-0.735782372</text:p>
          </table:table-cell>
          <table:table-cell office:value-type="float" office:value="1" table:style-name="ce1">
            <text:p>1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.873800000000003" table:style-name="ce1">
            <text:p>22.8738</text:p>
          </table:table-cell>
          <table:table-cell office:value-type="float" office:value="12.0113" table:style-name="ce1">
            <text:p>12.0113</text:p>
          </table:table-cell>
          <table:table-cell office:value-type="float" office:value="13.36631772" table:style-name="ce1">
            <text:p>13.36631772</text:p>
          </table:table-cell>
          <table:table-cell office:value-type="float" office:value="-14.689819030000001" table:style-name="ce1">
            <text:p>-14.68981903</text:p>
          </table:table-cell>
          <table:table-cell office:value-type="float" office:value="1" table:style-name="ce1">
            <text:p>1</text:p>
          </table:table-cell>
          <table:table-cell office:value-type="float" office:value="28.45" table:style-name="ce1">
            <text:p>28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2706720000000002" table:style-name="ce1">
            <text:p>3.270672</text:p>
          </table:table-cell>
          <table:table-cell office:value-type="float" office:value="0" table:style-name="ce1">
            <text:p>0</text:p>
          </table:table-cell>
          <table:table-cell office:value-type="float" office:value="1.6269999999999998" table:style-name="ce1">
            <text:p>1.627</text:p>
          </table:table-cell>
          <table:table-cell office:value-type="float" office:value="-1.6269999999999998" table:style-name="ce1">
            <text:p>-1.627</text:p>
          </table:table-cell>
          <table:table-cell office:value-type="float" office:value="1" table:style-name="ce1">
            <text:p>1</text:p>
          </table:table-cell>
          <table:table-cell office:value-type="float" office:value="4.0680000000000005" table:style-name="ce1">
            <text:p>4.0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6479999999999997" table:style-name="ce1">
            <text:p>9.648</text:p>
          </table:table-cell>
          <table:table-cell office:value-type="float" office:value="3.0442" table:style-name="ce1">
            <text:p>3.0442</text:p>
          </table:table-cell>
          <table:table-cell office:value-type="float" office:value="6.2114133059999999" table:style-name="ce1">
            <text:p>6.211413306</text:p>
          </table:table-cell>
          <table:table-cell office:value-type="float" office:value="-5.2338012990000005" table:style-name="ce1">
            <text:p>-5.23380129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.8944000000000001" table:style-name="ce1">
            <text:p>2.8944</text:p>
          </table:table-cell>
          <table:table-cell office:value-type="float" office:value="0" table:style-name="ce1">
            <text:p>0</text:p>
          </table:table-cell>
          <table:table-cell office:value-type="float" office:value="2.3664000000000001" table:style-name="ce1">
            <text:p>2.3664</text:p>
          </table:table-cell>
          <table:table-cell office:value-type="float" office:value="2.3664000000000001" table:style-name="ce1">
            <text:p>2.3664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.3465999999999996" table:style-name="ce1">
            <text:p>5.3466</text:p>
          </table:table-cell>
          <table:table-cell office:value-type="float" office:value="3.26" table:style-name="ce1">
            <text:p>3.26</text:p>
          </table:table-cell>
          <table:table-cell office:value-type="float" office:value="3.2614991730000003" table:style-name="ce1">
            <text:p>3.261499173</text:p>
          </table:table-cell>
          <table:table-cell office:value-type="float" office:value="-3.0606988260000003" table:style-name="ce1">
            <text:p>-3.060698826</text:p>
          </table:table-cell>
          <table:table-cell office:value-type="float" office:value="1" table:style-name="ce1">
            <text:p>1</text:p>
          </table:table-cell>
          <table:table-cell office:value-type="float" office:value="6.65" table:style-name="ce1">
            <text:p>6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224844" table:style-name="ce1">
            <text:p>3.224844</text:p>
          </table:table-cell>
          <table:table-cell office:value-type="float" office:value="1.3003" table:style-name="ce1">
            <text:p>1.3003</text:p>
          </table:table-cell>
          <table:table-cell office:value-type="float" office:value="1.8971900439999998" table:style-name="ce1">
            <text:p>1.897190044</text:p>
          </table:table-cell>
          <table:table-cell office:value-type="float" office:value="-2.3268100309999999" table:style-name="ce1">
            <text:p>-2.326810031</text:p>
          </table:table-cell>
          <table:table-cell office:value-type="float" office:value="1" table:style-name="ce1">
            <text:p>1</text:p>
          </table:table-cell>
          <table:table-cell office:value-type="float" office:value="4.0110000000000001" table:style-name="ce1">
            <text:p>4.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0.326880000000003" table:style-name="ce1">
            <text:p>30.32688</text:p>
          </table:table-cell>
          <table:table-cell office:value-type="float" office:value="12.544" table:style-name="ce1">
            <text:p>12.544</text:p>
          </table:table-cell>
          <table:table-cell office:value-type="float" office:value="15.896653300000001" table:style-name="ce1">
            <text:p>15.8966533</text:p>
          </table:table-cell>
          <table:table-cell office:value-type="float" office:value="-13.88267098" table:style-name="ce1">
            <text:p>-13.88267098</text:p>
          </table:table-cell>
          <table:table-cell office:value-type="float" office:value="1" table:style-name="ce1">
            <text:p>1</text:p>
          </table:table-cell>
          <table:table-cell office:value-type="float" office:value="37.72" table:style-name="ce1">
            <text:p>37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.9185199999999996" table:style-name="ce1">
            <text:p>2.91852</text:p>
          </table:table-cell>
          <table:table-cell office:value-type="float" office:value="0" table:style-name="ce1">
            <text:p>0</text:p>
          </table:table-cell>
          <table:table-cell office:value-type="float" office:value="0.84805800669999998" table:style-name="ce1">
            <text:p>0.848058007</text:p>
          </table:table-cell>
          <table:table-cell office:value-type="float" office:value="-1.539941993" table:style-name="ce1">
            <text:p>-1.539941993</text:p>
          </table:table-cell>
          <table:table-cell office:value-type="float" office:value="1" table:style-name="ce1">
            <text:p>1</text:p>
          </table:table-cell>
          <table:table-cell office:value-type="float" office:value="3.63" table:style-name="ce1">
            <text:p>3.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.7787999999999999" table:style-name="ce1">
            <text:p>3.7788</text:p>
          </table:table-cell>
          <table:table-cell office:value-type="float" office:value="0" table:style-name="ce1">
            <text:p>0</text:p>
          </table:table-cell>
          <table:table-cell office:value-type="float" office:value="3.1775764729999998" table:style-name="ce1">
            <text:p>3.177576473</text:p>
          </table:table-cell>
          <table:table-cell office:value-type="float" office:value="-2.1142910860000002" table:style-name="ce1">
            <text:p>-2.114291086</text:p>
          </table:table-cell>
          <table:table-cell office:value-type="float" office:value="1" table:style-name="ce1">
            <text:p>1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.7713204" table:style-name="ce1">
            <text:p>24.7713204</text:p>
          </table:table-cell>
          <table:table-cell office:value-type="float" office:value="0" table:style-name="ce1">
            <text:p>0</text:p>
          </table:table-cell>
          <table:table-cell office:value-type="float" office:value="12.008135709999999" table:style-name="ce1">
            <text:p>12.00813571</text:p>
          </table:table-cell>
          <table:table-cell office:value-type="float" office:value="-12.62242187" table:style-name="ce1">
            <text:p>-12.62242187</text:p>
          </table:table-cell>
          <table:table-cell office:value-type="float" office:value="1" table:style-name="ce1">
            <text:p>1</text:p>
          </table:table-cell>
          <table:table-cell office:value-type="float" office:value="30.810100000000002" table:style-name="ce1">
            <text:p>30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7.068920000000002" table:style-name="ce1">
            <text:p>17.06892</text:p>
          </table:table-cell>
          <table:table-cell office:value-type="float" office:value="9.41" table:style-name="ce1">
            <text:p>9.41</text:p>
          </table:table-cell>
          <table:table-cell office:value-type="float" office:value="9.4937837569999992" table:style-name="ce1">
            <text:p>9.493783757</text:p>
          </table:table-cell>
          <table:table-cell office:value-type="float" office:value="-9.474163171999999" table:style-name="ce1">
            <text:p>-9.474163172</text:p>
          </table:table-cell>
          <table:table-cell office:value-type="float" office:value="1" table:style-name="ce1">
            <text:p>1</text:p>
          </table:table-cell>
          <table:table-cell office:value-type="float" office:value="21.23" table:style-name="ce1">
            <text:p>21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.5976" table:style-name="ce1">
            <text:p>15.5976</text:p>
          </table:table-cell>
          <table:table-cell office:value-type="float" office:value="4.3493000000000004" table:style-name="ce1">
            <text:p>4.3493</text:p>
          </table:table-cell>
          <table:table-cell office:value-type="float" office:value="8.8144399959999991" table:style-name="ce1">
            <text:p>8.814439996</text:p>
          </table:table-cell>
          <table:table-cell office:value-type="float" office:value="-4.3135018240000003" table:style-name="ce1">
            <text:p>-4.313501824</text:p>
          </table:table-cell>
          <table:table-cell office:value-type="float" office:value="1" table:style-name="ce1">
            <text:p>1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.8761600000000005" table:style-name="ce1">
            <text:p>8.87616</text:p>
          </table:table-cell>
          <table:table-cell office:value-type="float" office:value="0" table:style-name="ce1">
            <text:p>0</text:p>
          </table:table-cell>
          <table:table-cell office:value-type="float" office:value="3.8410988210000001" table:style-name="ce1">
            <text:p>3.841098821</text:p>
          </table:table-cell>
          <table:table-cell office:value-type="float" office:value="-2.9462189360000002" table:style-name="ce1">
            <text:p>-2.946218936</text:p>
          </table:table-cell>
          <table:table-cell office:value-type="float" office:value="1" table:style-name="ce1">
            <text:p>1</text:p>
          </table:table-cell>
          <table:table-cell office:value-type="float" office:value="11.04" table:style-name="ce1">
            <text:p>11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9.8186" table:style-name="ce1">
            <text:p>19.8186</text:p>
          </table:table-cell>
          <table:table-cell office:value-type="float" office:value="0" table:style-name="ce1">
            <text:p>0</text:p>
          </table:table-cell>
          <table:table-cell office:value-type="float" office:value="12.54526922" table:style-name="ce1">
            <text:p>12.54526922</text:p>
          </table:table-cell>
          <table:table-cell office:value-type="float" office:value="-11.146380150000001" table:style-name="ce1">
            <text:p>-11.14638015</text:p>
          </table:table-cell>
          <table:table-cell office:value-type="float" office:value="1" table:style-name="ce1">
            <text:p>1</text:p>
          </table:table-cell>
          <table:table-cell office:value-type="float" office:value="24.65" table:style-name="ce1">
            <text:p>24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.6992799999999999" table:style-name="ce1">
            <text:p>8.69928</text:p>
          </table:table-cell>
          <table:table-cell office:value-type="float" office:value="4.1622000000000003" table:style-name="ce1">
            <text:p>4.1622</text:p>
          </table:table-cell>
          <table:table-cell office:value-type="float" office:value="6.6603152589999999" table:style-name="ce1">
            <text:p>6.660315259</text:p>
          </table:table-cell>
          <table:table-cell office:value-type="float" office:value="-5.4179213990000008" table:style-name="ce1">
            <text:p>-5.417921399</text:p>
          </table:table-cell>
          <table:table-cell office:value-type="float" office:value="1" table:style-name="ce1">
            <text:p>1</text:p>
          </table:table-cell>
          <table:table-cell office:value-type="float" office:value="10.82" table:style-name="ce1">
            <text:p>10.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73664" table:style-name="ce1">
            <text:p>1.73664</text:p>
          </table:table-cell>
          <table:table-cell office:value-type="float" office:value="0" table:style-name="ce1">
            <text:p>0</text:p>
          </table:table-cell>
          <table:table-cell office:value-type="float" office:value="0.71" table:style-name="ce1">
            <text:p>0.7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16" table:style-name="ce1">
            <text:p>2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.6128" table:style-name="ce1">
            <text:p>10.6128</text:p>
          </table:table-cell>
          <table:table-cell office:value-type="float" office:value="2.4830999999999999" table:style-name="ce1">
            <text:p>2.4831</text:p>
          </table:table-cell>
          <table:table-cell office:value-type="float" office:value="6.5782430729999994" table:style-name="ce1">
            <text:p>6.578243073</text:p>
          </table:table-cell>
          <table:table-cell office:value-type="float" office:value="-5.7970193510000003" table:style-name="ce1">
            <text:p>-5.797019351</text:p>
          </table:table-cell>
          <table:table-cell office:value-type="float" office:value="1" table:style-name="ce1">
            <text:p>1</text:p>
          </table:table-cell>
          <table:table-cell office:value-type="float" office:value="13.2" table:style-name="ce1">
            <text:p>1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67232" table:style-name="ce1">
            <text:p>1.67232</text:p>
          </table:table-cell>
          <table:table-cell office:value-type="float" office:value="0" table:style-name="ce1">
            <text:p>0</text:p>
          </table:table-cell>
          <table:table-cell office:value-type="float" office:value="0.60793576280000006" table:style-name="ce1">
            <text:p>0.607935763</text:p>
          </table:table-cell>
          <table:table-cell office:value-type="float" office:value="-0.71206423720000001" table:style-name="ce1">
            <text:p>-0.712064237</text:p>
          </table:table-cell>
          <table:table-cell office:value-type="float" office:value="1" table:style-name="ce1">
            <text:p>1</text:p>
          </table:table-cell>
          <table:table-cell office:value-type="float" office:value="2.08" table:style-name="ce1">
            <text:p>2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.138440000000001" table:style-name="ce1">
            <text:p>10.13844</text:p>
          </table:table-cell>
          <table:table-cell office:value-type="float" office:value="-4.8041999999999998" table:style-name="ce1">
            <text:p>-4.8042</text:p>
          </table:table-cell>
          <table:table-cell office:value-type="float" office:value="4.5531719920000002" table:style-name="ce1">
            <text:p>4.553171992</text:p>
          </table:table-cell>
          <table:table-cell office:value-type="float" office:value="-4.8042881829999997" table:style-name="ce1">
            <text:p>-4.804288183</text:p>
          </table:table-cell>
          <table:table-cell office:value-type="float" office:value="1" table:style-name="ce1">
            <text:p>1</text:p>
          </table:table-cell>
          <table:table-cell office:value-type="float" office:value="12.61" table:style-name="ce1">
            <text:p>12.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2762000000000002" table:style-name="ce1">
            <text:p>7.2762</text:p>
          </table:table-cell>
          <table:table-cell office:value-type="float" office:value="-1.5948" table:style-name="ce1">
            <text:p>-1.5948</text:p>
          </table:table-cell>
          <table:table-cell office:value-type="float" office:value="4.0335435439999996" table:style-name="ce1">
            <text:p>4.033543544</text:p>
          </table:table-cell>
          <table:table-cell office:value-type="float" office:value="-4.1202643730000004" table:style-name="ce1">
            <text:p>-4.120264373</text:p>
          </table:table-cell>
          <table:table-cell office:value-type="float" office:value="1" table:style-name="ce1">
            <text:p>1</text:p>
          </table:table-cell>
          <table:table-cell office:value-type="float" office:value="9.0500000000000007" table:style-name="ce1">
            <text:p>9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2762000000000002" table:style-name="ce1">
            <text:p>7.2762</text:p>
          </table:table-cell>
          <table:table-cell office:value-type="float" office:value="-1.5948" table:style-name="ce1">
            <text:p>-1.5948</text:p>
          </table:table-cell>
          <table:table-cell office:value-type="float" office:value="4.0335435439999996" table:style-name="ce1">
            <text:p>4.033543544</text:p>
          </table:table-cell>
          <table:table-cell office:value-type="float" office:value="-4.1202643730000004" table:style-name="ce1">
            <text:p>-4.120264373</text:p>
          </table:table-cell>
          <table:table-cell office:value-type="float" office:value="1" table:style-name="ce1">
            <text:p>1</text:p>
          </table:table-cell>
          <table:table-cell office:value-type="float" office:value="9.0500000000000007" table:style-name="ce1">
            <text:p>9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.66" table:style-name="ce1">
            <text:p>53.6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10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68" table:style-name="ce1">
            <text:p>4.68</text:p>
          </table:table-cell>
          <table:table-cell office:value-type="float" office:value="1.02" table:style-name="ce1">
            <text:p>1.0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.13" table:style-name="ce1">
            <text:p>5.13</text:p>
          </table:table-cell>
          <table:table-cell office:value-type="float" office:value="1.1299999999999999" table:style-name="ce1">
            <text:p>1.1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55" table:style-name="ce1">
            <text:p>5.55</text:p>
          </table:table-cell>
          <table:table-cell office:value-type="float" office:value="1.05" table:style-name="ce1">
            <text:p>1.05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.08" table:style-name="ce1">
            <text:p>13.08</text:p>
          </table:table-cell>
          <table:table-cell office:value-type="float" office:value="3.17" table:style-name="ce1">
            <text:p>3.1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.0199999999999996" table:style-name="ce1">
            <text:p>5.02</text:p>
          </table:table-cell>
          <table:table-cell office:value-type="float" office:value="1.28" table:style-name="ce1">
            <text:p>1.2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.76" table:style-name="ce1">
            <text:p>11.76</text:p>
          </table:table-cell>
          <table:table-cell office:value-type="float" office:value="3.15" table:style-name="ce1">
            <text:p>3.1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.45" table:style-name="ce1">
            <text:p>7.45</text:p>
          </table:table-cell>
          <table:table-cell office:value-type="float" office:value="1.71" table:style-name="ce1">
            <text:p>1.71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0.374" table:style-name="ce1">
            <text:p>0.37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3" table:style-name="ce1">
            <text:p>1.3</text:p>
          </table:table-cell>
          <table:table-cell office:value-type="float" office:value="0.53" table:style-name="ce1">
            <text:p>0.53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.61" table:style-name="ce1">
            <text:p>25.61</text:p>
          </table:table-cell>
          <table:table-cell office:value-type="float" office:value="4.6500000000000004" table:style-name="ce1">
            <text:p>4.65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3.6" table:style-name="ce1">
            <text:p>33.6</text:p>
          </table:table-cell>
          <table:table-cell office:value-type="float" office:value="7.6" table:style-name="ce1">
            <text:p>7.6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.89" table:style-name="ce1">
            <text:p>11.89</text:p>
          </table:table-cell>
          <table:table-cell office:value-type="float" office:value="3.38" table:style-name="ce1">
            <text:p>3.3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.24" table:style-name="ce1">
            <text:p>25.24</text:p>
          </table:table-cell>
          <table:table-cell office:value-type="float" office:value="7.66" table:style-name="ce1">
            <text:p>7.66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.309999999999999" table:style-name="ce1">
            <text:p>18.31</text:p>
          </table:table-cell>
          <table:table-cell office:value-type="float" office:value="5.665" table:style-name="ce1">
            <text:p>5.665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.33" table:style-name="ce1">
            <text:p>26.33</text:p>
          </table:table-cell>
          <table:table-cell office:value-type="float" office:value="6.9460000000000006" table:style-name="ce1">
            <text:p>6.946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.07" table:style-name="ce1">
            <text:p>16.07</text:p>
          </table:table-cell>
          <table:table-cell office:value-type="float" office:value="6.55" table:style-name="ce1">
            <text:p>6.5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.81" table:style-name="ce1">
            <text:p>10.81</text:p>
          </table:table-cell>
          <table:table-cell office:value-type="float" office:value="3.71" table:style-name="ce1">
            <text:p>3.7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3.62" table:style-name="ce1">
            <text:p>53.62</text:p>
          </table:table-cell>
          <table:table-cell office:value-type="float" office:value="19.350000000000001" table:style-name="ce1">
            <text:p>19.35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.190000000000001" table:style-name="ce1">
            <text:p>20.19</text:p>
          </table:table-cell>
          <table:table-cell office:value-type="float" office:value="6.48" table:style-name="ce1">
            <text:p>6.48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.273599999999998" table:style-name="ce1">
            <text:p>10.2736</text:p>
          </table:table-cell>
          <table:table-cell office:value-type="float" office:value="3.0580000000000003" table:style-name="ce1">
            <text:p>3.058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.02" table:style-name="ce1">
            <text:p>7.02</text:p>
          </table:table-cell>
          <table:table-cell office:value-type="float" office:value="2.0219999999999998" table:style-name="ce1">
            <text:p>2.022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8.2" table:style-name="ce1">
            <text:p>18.2</text:p>
          </table:table-cell>
          <table:table-cell office:value-type="float" office:value="6.65" table:style-name="ce1">
            <text:p>6.65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7.34" table:style-name="ce1">
            <text:p>47.34</text:p>
          </table:table-cell>
          <table:table-cell office:value-type="float" office:value="13.37" table:style-name="ce1">
            <text:p>13.37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.18" table:style-name="ce1">
            <text:p>14.18</text:p>
          </table:table-cell>
          <table:table-cell office:value-type="float" office:value="5.28" table:style-name="ce1">
            <text:p>5.28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7.34" table:style-name="ce1">
            <text:p>97.34</text:p>
          </table:table-cell>
          <table:table-cell office:value-type="float" office:value="29.02" table:style-name="ce1">
            <text:p>29.02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4.24" table:style-name="ce1">
            <text:p>14.24</text:p>
          </table:table-cell>
          <table:table-cell office:value-type="float" office:value="4.34" table:style-name="ce1">
            <text:p>4.3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.57" table:style-name="ce1">
            <text:p>4.57</text:p>
          </table:table-cell>
          <table:table-cell office:value-type="float" office:value="1.38" table:style-name="ce1">
            <text:p>1.38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7.51" table:style-name="ce1">
            <text:p>27.51</text:p>
          </table:table-cell>
          <table:table-cell office:value-type="float" office:value="8.41" table:style-name="ce1">
            <text:p>8.41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5.77" table:style-name="ce1">
            <text:p>25.77</text:p>
          </table:table-cell>
          <table:table-cell office:value-type="float" office:value="3.56" table:style-name="ce1">
            <text:p>3.5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number-rows-repeated="1048545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coordinat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57333299999999998" table:style-name="ce1">
            <text:p>0.573333</text:p>
          </table:table-cell>
          <table:table-cell office:value-type="float" office:value="-4.274E-2" table:style-name="ce1">
            <text:p>-0.04274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57333299999999998" table:style-name="ce1">
            <text:p>0.573333</text:p>
          </table:table-cell>
          <table:table-cell office:value-type="float" office:value="-1.9394999999999999E-2" table:style-name="ce1">
            <text:p>-0.019395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56689999999999996" table:style-name="ce1">
            <text:p>0.5669</text:p>
          </table:table-cell>
          <table:table-cell office:value-type="float" office:value="-3.7072000000000001E-2" table:style-name="ce1">
            <text:p>-0.03707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55999500000000002" table:style-name="ce1">
            <text:p>0.559995</text:p>
          </table:table-cell>
          <table:table-cell office:value-type="float" office:value="-3.4722000000000003E-2" table:style-name="ce1">
            <text:p>-0.034722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55901100000000004" table:style-name="ce1">
            <text:p>0.559011</text:p>
          </table:table-cell>
          <table:table-cell office:value-type="float" office:value="-4.3147999999999999E-2" table:style-name="ce1">
            <text:p>-0.04314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55478799999999995" table:style-name="ce1">
            <text:p>0.554788</text:p>
          </table:table-cell>
          <table:table-cell office:value-type="float" office:value="-3.6556000000000005E-2" table:style-name="ce1">
            <text:p>-0.03655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55790099999999998" table:style-name="ce1">
            <text:p>0.557901</text:p>
          </table:table-cell>
          <table:table-cell office:value-type="float" office:value="-2.4591999999999999E-2" table:style-name="ce1">
            <text:p>-0.024592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554925" table:style-name="ce1">
            <text:p>0.554925</text:p>
          </table:table-cell>
          <table:table-cell office:value-type="float" office:value="-2.2515999999999998E-2" table:style-name="ce1">
            <text:p>-0.02251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547987" table:style-name="ce1">
            <text:p>0.547987</text:p>
          </table:table-cell>
          <table:table-cell office:value-type="float" office:value="-2.9623E-2" table:style-name="ce1">
            <text:p>-0.029623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54849599999999998" table:style-name="ce1">
            <text:p>0.548496</text:p>
          </table:table-cell>
          <table:table-cell office:value-type="float" office:value="-1.7682E-2" table:style-name="ce1">
            <text:p>-0.017682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53736899999999999" table:style-name="ce1">
            <text:p>0.537369</text:p>
          </table:table-cell>
          <table:table-cell office:value-type="float" office:value="-2.7327000000000001E-2" table:style-name="ce1">
            <text:p>-0.02732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53227000000000002" table:style-name="ce1">
            <text:p>0.53227</text:p>
          </table:table-cell>
          <table:table-cell office:value-type="float" office:value="-3.3479999999999996E-2" table:style-name="ce1">
            <text:p>-0.0334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53302399999999994" table:style-name="ce1">
            <text:p>0.533024</text:p>
          </table:table-cell>
          <table:table-cell office:value-type="float" office:value="-2.2713000000000001E-2" table:style-name="ce1">
            <text:p>-0.022713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53302399999999994" table:style-name="ce1">
            <text:p>0.533024</text:p>
          </table:table-cell>
          <table:table-cell office:value-type="float" office:value="-1.2385999999999999E-2" table:style-name="ce1">
            <text:p>-0.012386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53736899999999999" table:style-name="ce1">
            <text:p>0.537369</text:p>
          </table:table-cell>
          <table:table-cell office:value-type="float" office:value="-9.9150000000000002E-3" table:style-name="ce1">
            <text:p>-0.00991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53354599999999996" table:style-name="ce1">
            <text:p>0.533546</text:p>
          </table:table-cell>
          <table:table-cell office:value-type="float" office:value="-8.1580000000000003E-3" table:style-name="ce1">
            <text:p>-0.008158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52802799999999994" table:style-name="ce1">
            <text:p>0.528028</text:p>
          </table:table-cell>
          <table:table-cell office:value-type="float" office:value="-1.2605999999999999E-2" table:style-name="ce1">
            <text:p>-0.012606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52269399999999999" table:style-name="ce1">
            <text:p>0.522694</text:p>
          </table:table-cell>
          <table:table-cell office:value-type="float" office:value="-1.9911000000000002E-2" table:style-name="ce1">
            <text:p>-0.01991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52685999999999999" table:style-name="ce1">
            <text:p>0.52686</text:p>
          </table:table-cell>
          <table:table-cell office:value-type="float" office:value="2.6559999999999999E-3" table:style-name="ce1">
            <text:p>0.002656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52027400000000001" table:style-name="ce1">
            <text:p>0.520274</text:p>
          </table:table-cell>
          <table:table-cell office:value-type="float" office:value="1.0744999999999999E-2" table:style-name="ce1">
            <text:p>0.01074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51950699999999994" table:style-name="ce1">
            <text:p>0.519507</text:p>
          </table:table-cell>
          <table:table-cell office:value-type="float" office:value="-1.0759999999999999E-3" table:style-name="ce1">
            <text:p>-0.001076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.52022699999999999" table:style-name="ce1">
            <text:p>0.520227</text:p>
          </table:table-cell>
          <table:table-cell office:value-type="float" office:value="-7.8969999999999995E-3" table:style-name="ce1">
            <text:p>-0.007897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51475800000000005" table:style-name="ce1">
            <text:p>0.514758</text:p>
          </table:table-cell>
          <table:table-cell office:value-type="float" office:value="-2.2963000000000001E-2" table:style-name="ce1">
            <text:p>-0.022963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51384799999999997" table:style-name="ce1">
            <text:p>0.513848</text:p>
          </table:table-cell>
          <table:table-cell office:value-type="float" office:value="-1.1349E-2" table:style-name="ce1">
            <text:p>-0.011349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51552700000000007" table:style-name="ce1">
            <text:p>0.515527</text:p>
          </table:table-cell>
          <table:table-cell office:value-type="float" office:value="-3.4060000000000002E-3" table:style-name="ce1">
            <text:p>-0.00340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51449400000000001" table:style-name="ce1">
            <text:p>0.514494</text:p>
          </table:table-cell>
          <table:table-cell office:value-type="float" office:value="5.1449999999999994E-3" table:style-name="ce1">
            <text:p>0.005145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511382" table:style-name="ce1">
            <text:p>0.511382</text:p>
          </table:table-cell>
          <table:table-cell office:value-type="float" office:value="8.8780000000000005E-3" table:style-name="ce1">
            <text:p>0.008878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50942599999999993" table:style-name="ce1">
            <text:p>0.509426</text:p>
          </table:table-cell>
          <table:table-cell office:value-type="float" office:value="-1.1349E-2" table:style-name="ce1">
            <text:p>-0.01134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.50955600000000001" table:style-name="ce1">
            <text:p>0.509556</text:p>
          </table:table-cell>
          <table:table-cell office:value-type="float" office:value="-2.3978000000000003E-2" table:style-name="ce1">
            <text:p>-0.023978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57333299999999998" table:style-name="ce1">
            <text:p>0.573333</text:p>
          </table:table-cell>
          <table:table-cell office:value-type="float" office:value="-4.274E-2" table:style-name="ce1">
            <text:p>-0.04274</text:p>
          </table:table-cell>
          <table:table-cell table:number-columns-repeated="16381"/>
        </table:table-row>
        <table:table-row table:number-rows-repeated="1048545" table:style-name="ro1">
          <table:table-cell table:number-columns-repeated="16384"/>
        </table:table-row>
      </table:table>
      <table:database-ranges>
        <table:database-range table:target-range-address="Buses.A13:Buses.I313">
          <table:sort>
            <table:sort-by table:field-number="0"/>
          </table:sort>
        </table:database-range>
        <table:database-range table:target-range-address="Lines.A13:Lines.H379">
          <table:sort>
            <table:sort-by table:field-number="0"/>
          </table:sort>
        </table:database-range>
        <table:database-range table:target-range-address="Gens.A14:Gens.K309">
          <table:sort>
            <table:sort-by table:field-number="0"/>
          </table:sort>
        </table:database-range>
        <table:database-range table:target-range-address="Loads.A13:Loads.C92">
          <table:sort>
            <table:sort-by table:field-number="0"/>
          </table:sort>
        </table:database-range>
        <table:database-range table:target-range-address="Transformers.A13:Transformers.K215">
          <table:sort>
            <table:sort-by table:field-number="0"/>
          </table:sort>
        </table:database-range>
        <table:database-range table:target-range-address="coordinates.D3:coordinates.H312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dc:creator>Mohammad Iman ALIZADEH</dc:creator>
    <meta:creation-date>2022-08-23T13:45:08Z</meta:creation-date>
    <dc:date>2023-02-28T11:54:23Z</dc:date>
    <meta:editing-cycles>59</meta:editing-cycles>
  </office:meta>
</office:document-meta>
</file>